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2B4000001160A3008ECAC5DA412.png" manifest:media-type="image/png"/>
  <manifest:file-entry manifest:full-path="Pictures/100000000000023100000220A64CDAF515F84E32.jpg" manifest:media-type="image/jpeg"/>
  <manifest:file-entry manifest:full-path="Pictures/100000000000003400000034B04F67DFB65F1BB3.jpg" manifest:media-type="image/jpeg"/>
  <manifest:file-entry manifest:full-path="Pictures/100002010000002E0000002EF6599CB6BFAE8C18.png" manifest:media-type="image/png"/>
  <manifest:file-entry manifest:full-path="Pictures/100000000000013B000000A0DB37BEC099FA3F1A.jpg" manifest:media-type="image/jpeg"/>
  <manifest:file-entry manifest:full-path="Pictures/100002010000012C000000EAABDA229085718999.png" manifest:media-type="image/png"/>
  <manifest:file-entry manifest:full-path="Pictures/1000000000000113000000B70696343D251B7489.png" manifest:media-type="image/png"/>
  <manifest:file-entry manifest:full-path="Pictures/1000020100001150000005146A95512B0207AAB1.png" manifest:media-type="image/png"/>
  <manifest:file-entry manifest:full-path="Pictures/10000000000002E200000302F74EA77ABBF77873.jpg" manifest:media-type="image/jpeg"/>
  <manifest:file-entry manifest:full-path="Pictures/100000000000034A000001B80B27FAA169CBA660.jpg" manifest:media-type="image/jpeg"/>
  <manifest:file-entry manifest:full-path="Pictures/100002010000026800000057982ABEE169A73AB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3" svg:font-family="'Century Gothic'"/>
    <style:font-face style:name="Century Gothic4" svg:font-family="'Century Gothic'" style:font-family-generic="swiss"/>
    <style:font-face style:name="Century Gothic2" svg:font-family="'Century Gothic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fast" presentation:duration="PT2S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13cm"/>
    </style:style>
    <style:style style:name="pr1" style:family="presentation" style:parent-style-name="PPT_5f_Templat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2" style:family="presentation" style:parent-style-name="PPT_5f_Templat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pr3" style:family="presentation" style:parent-style-name="PPT_5f_Template-notes">
      <style:graphic-properties draw:fill-color="#ffffff" draw:auto-grow-height="true" fo:min-height="13.364cm"/>
    </style:style>
    <style:style style:name="pr4" style:family="presentation" style:parent-style-name="PPT_5f_Template1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508cm" fo:wrap-option="wrap"/>
    </style:style>
    <style:style style:name="pr5" style:family="presentation" style:parent-style-name="PPT_5f_Template1-subtitle">
      <style:graphic-properties draw:fill-color="#ffffff" draw:auto-grow-height="true" fo:min-height="1.248cm"/>
    </style:style>
    <style:style style:name="pr6" style:family="presentation" style:parent-style-name="PPT_5f_Template1-notes">
      <style:graphic-properties draw:fill-color="#ffffff" fo:min-height="13.365cm"/>
    </style:style>
    <style:style style:name="pr7" style:family="presentation" style:parent-style-name="PPT_5f_Template3-title">
      <style:graphic-properties draw:auto-grow-height="true" fo:min-height="0.888cm"/>
    </style:style>
    <style:style style:name="pr8" style:family="presentation" style:parent-style-name="PPT_5f_Template3-outline1" style:list-style-name="L6">
      <style:graphic-properties fo:min-height="8.893cm"/>
    </style:style>
    <style:style style:name="pr9" style:family="presentation" style:parent-style-name="PPT_5f_Template3-notes">
      <style:graphic-properties draw:fill-color="#ffffff" fo:min-height="13.365cm"/>
    </style:style>
    <style:style style:name="pr10" style:family="presentation" style:parent-style-name="PPT_5f_Template3-title">
      <style:graphic-properties fo:min-height="0.888cm"/>
    </style:style>
    <style:style style:name="pr11" style:family="presentation" style:parent-style-name="PPT_5f_Template3-outline1">
      <style:graphic-properties fo:min-height="8.893cm"/>
    </style:style>
    <style:style style:name="pr12" style:family="presentation" style:parent-style-name="PPT_5f_Template3-notes">
      <style:graphic-properties draw:fill-color="#ffffff" fo:min-height="13.364cm"/>
    </style:style>
    <style:style style:name="pr13" style:family="presentation" style:parent-style-name="PPT_5f_Template3-notes">
      <style:graphic-properties draw:fill-color="#ffffff" draw:auto-grow-height="true" fo:min-height="13.364cm"/>
    </style:style>
    <style:style style:name="pr14" style:family="presentation" style:parent-style-name="PPT_5f_Template9-notes">
      <style:graphic-properties draw:fill-color="#ffffff" fo:min-height="13.364cm"/>
    </style:style>
    <style:style style:name="pr15" style:family="presentation" style:parent-style-name="PPT_5f_Template10-notes">
      <style:graphic-properties draw:fill-color="#ffffff" fo:min-height="13.365cm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20pt"/>
    </style:style>
    <style:style style:name="P3" style:family="paragraph">
      <style:paragraph-properties fo:margin-left="0.711cm" fo:margin-right="0cm" fo:margin-top="0.113cm" fo:margin-bottom="0cm" fo:line-height="100%" fo:text-align="start" fo:text-indent="-0.7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font-independent-line-spacing="true"/>
      <style:text-properties fo:font-size="16pt"/>
    </style:style>
    <style:style style:name="P5" style:family="paragraph">
      <style:paragraph-properties fo:margin-top="0cm" fo:margin-bottom="0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start" fo:text-indent="0cm"/>
      <style:text-properties fo:font-size="16pt"/>
    </style:style>
    <style:style style:name="P8" style:family="paragraph">
      <style:text-properties fo:font-size="12pt" style:font-size-asian="12pt" style:font-size-complex="12pt"/>
    </style:style>
    <style:style style:name="P9" style:family="paragraph">
      <style:text-properties fo:font-size="7pt" style:font-size-asian="7pt" style:font-size-complex="7pt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cm" fo:margin-right="0cm" fo:text-align="justify" fo:text-indent="0cm"/>
    </style:style>
    <style:style style:name="P12" style:family="paragraph">
      <style:text-properties fo:font-size="16pt" style:font-size-asian="16pt" style:font-size-complex="16pt"/>
    </style:style>
    <style:style style:name="P13" style:family="paragraph">
      <style:text-properties fo:font-size="20pt"/>
    </style:style>
    <style:style style:name="P14" style:family="paragraph">
      <style:paragraph-properties fo:text-align="start"/>
    </style:style>
    <style:style style:name="P15" style:family="paragraph">
      <style:paragraph-properties fo:margin-top="0.3cm" fo:margin-bottom="0.3cm" fo:text-align="star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6pt"/>
    </style:style>
    <style:style style:name="T5" style:family="text">
      <style:text-properties fo:font-size="12pt" fo:language="en" fo:country="US" style:font-size-asian="12pt" style:font-size-complex="12pt"/>
    </style:style>
    <style:style style:name="T6" style:family="text">
      <style:text-properties fo:font-size="7pt" style:font-size-asian="7pt" style:font-size-complex="7pt"/>
    </style:style>
    <style:style style:name="T7" style:family="text">
      <style:text-properties fo:font-size="7pt" style:text-underline-style="solid" style:text-underline-width="auto" style:text-underline-color="font-color" style:font-size-asian="7pt" style:font-size-complex="7pt"/>
    </style:style>
    <style:style style:name="T8" style:family="text">
      <style:text-properties fo:font-size="7pt" style:text-underline-style="none" style:font-size-asian="7pt" style:font-size-complex="7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5.5pt" style:text-underline-style="none" style:font-size-asian="5.5pt" style:font-size-complex="5.5pt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style:font-name="Liberation Sans1" fo:font-size="13pt" style:font-size-asian="13pt" style:font-size-complex="13pt"/>
    </style:style>
    <style:style style:name="T13" style:family="text">
      <style:text-properties fo:language="en" fo:country="US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16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3399ff" fo:font-size="100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fo:color="#3399ff" fo:font-size="100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3399ff" fo:font-size="100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3399ff" fo:font-size="100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3399ff" fo:font-size="100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3399ff" fo:font-size="100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3399ff" fo:font-size="100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3399ff" fo:font-size="100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3399ff" fo:font-size="100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3399ff" fo:font-size="100%"/>
      </text:list-level-style-bullet>
    </text:list-style>
    <text:list-style style:name="L4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">
        <style:list-level-properties text:space-before="0.3cm" text:min-label-width="0.9cm"/>
        <style:text-properties fo:font-family="StarSymbol" style:font-charset="x-symbol" fo:color="#3399ff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fo:color="#3399ff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3399ff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3399ff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3399ff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3399ff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3399ff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3399ff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3399ff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3399ff" fo:font-size="45%"/>
      </text:list-level-style-bullet>
    </text:list-style>
  </office:automatic-styles>
  <office:body>
    <office:presentation>
      <draw:page draw:name="page1" draw:style-name="dp1" draw:master-page-name="PPT_5f_Template" presentation:presentation-page-layout-name="AL1T0" xml:id="id1" draw:id="id1">
        <office:forms form:automatic-focus="false" form:apply-design-mode="false"/>
        <draw:frame draw:name="Title 1" presentation:style-name="pr1" draw:text-style-name="P2" draw:layer="layout" svg:width="18.414cm" svg:height="1.269cm" svg:x="1.905cm" svg:y="5.715cm" presentation:class="title" presentation:user-transformed="true">
          <draw:text-box>
            <text:p text:style-name="P1"><text:span text:style-name="T1">FILE OPERATIONS</text:span></text:p>
          </draw:text-box>
        </draw:frame>
        <draw:frame draw:name="Text Placeholder 2" presentation:style-name="pr2" draw:text-style-name="P4" draw:layer="layout" svg:width="14.604cm" svg:height="1.057cm" svg:x="1.905cm" svg:y="6.985cm" presentation:class="outline" presentation:user-transformed="true">
          <draw:text-box>
            <text:p text:style-name="P3"><text:span text:style-name="T2">Lakshma Reddy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PT_5f_Template1" presentation:presentation-page-layout-name="AL1T0" xml:id="id2" draw:id="id2">
        <office:forms form:automatic-focus="false" form:apply-design-mode="false"/>
        <draw:frame draw:name="Title 1" presentation:style-name="pr4" draw:text-style-name="P2" draw:layer="layout" svg:width="18.414cm" svg:height="1.269cm" svg:x="2cm" svg:y="2.331cm" presentation:class="title" presentation:user-transformed="true">
          <draw:text-box>
            <text:p text:style-name="P5"><text:span text:style-name="T1"><text:s/></text:span><text:span text:style-name="T1">Contents </text:span></text:p>
          </draw:text-box>
        </draw:frame>
        <draw:frame presentation:style-name="pr5" draw:text-style-name="P7" draw:layer="layout" svg:width="17.271cm" svg:height="3.504cm" svg:x="1.929cm" svg:y="4.153cm" presentation:class="subtitle" presentation:user-transformed="true">
          <draw:text-box>
            <text:list text:style-name="L1">
              <text:list-item>
                <text:p text:style-name="P6"><text:span text:style-name="T3">Introduction</text:span></text:p>
              </text:list-item>
              <text:list-item>
                <text:p text:style-name="P6"><text:span text:style-name="T3">Types of streams <text:s/></text:span></text:p>
              </text:list-item>
              <text:list-item>
                <text:p text:style-name="P6"><text:span text:style-name="T3">File Operations</text:span></text:p>
              </text:list-item>
              <text:list-item>
                <text:p text:style-name="P6"><text:span text:style-name="T3">Types of Buffers</text:span></text:p>
              </text:list-item>
              <text:list-item>
                <text:p text:style-name="P6"><text:span text:style-name="T3">Modes of Access</text:span></text:p>
                <text:p text:style-name="P6"><text:span text:style-name="T3"/></text:p>
                <text:p text:style-name="P6"><text:span text:style-name="T4"/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PT_5f_Template3" presentation:presentation-page-layout-name="AL2T1" xml:id="id3" draw:id="id3">
        <office:forms form:automatic-focus="false" form:apply-design-mode="false"/>
        <draw:frame presentation:style-name="pr7" draw:layer="layout" svg:width="20.522cm" svg:height="0.888cm" svg:x="0.4cm" svg:y="0.4cm" presentation:class="title" presentation:user-transformed="true">
          <draw:text-box>
            <text:p>Introduction</text:p>
          </draw:text-box>
        </draw:frame>
        <draw:frame presentation:style-name="pr8" draw:layer="layout" svg:width="20.2cm" svg:height="8.927cm" svg:x="-0.2cm" svg:y="1.8cm" presentation:class="outline" presentation:user-transformed="true">
          <draw:text-box>
            <text:list text:style-name="L3">
              <text:list-item>
                <text:p>Persistent data storage </text:p>
                <text:list>
                  <text:list-item>
                    <text:p>The data available after the process has terminated normally.</text:p>
                  </text:list-item>
                  <text:list-item>
                    <text:p>Persistent data store is used for writing and retrieving the previous data.</text:p>
                  </text:list-item>
                  <text:list-item>
                    <text:p>Its non-volatile storage.</text:p>
                  </text:list-item>
                  <text:list-item>
                    <text:p>Example <text:s/>: Hard disk , Floppy disks .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PPT_5f_Template3" presentation:presentation-page-layout-name="AL2T1" xml:id="id4" draw:id="id4">
        <office:forms form:automatic-focus="false" form:apply-design-mode="false"/>
        <draw:frame presentation:style-name="pr10" draw:layer="layout" svg:width="18.202cm" svg:height="0.888cm" svg:x="0.212cm" svg:y="0.169cm" presentation:class="title">
          <draw:text-box>
            <text:p>Non-Persistent Data storage:</text:p>
          </draw:text-box>
        </draw:frame>
        <draw:frame presentation:style-name="pr11" draw:text-style-name="P8" draw:layer="layout" svg:width="17.851cm" svg:height="9.143cm" svg:x="0.149cm" svg:y="1.4cm" presentation:class="outline" presentation:user-transformed="true">
          <draw:text-box>
            <text:list text:style-name="L2">
              <text:list-item>
                <text:p><text:span text:style-name="T3">The data which is not available after the execution of the program. </text:span></text:p>
              </text:list-item>
              <text:list-item>
                <text:p><text:span text:style-name="T3">This is volatile. When the system is power off or shut down, data will also lost. </text:span></text:p>
              </text:list-item>
              <text:list-item>
                <text:p><text:span text:style-name="T3">We can't use this data in future because its not stored in secondary <text:s/>storage.</text:span></text:p>
              </text:list-item>
              <text:list-item>
                <text:p><text:span text:style-name="T3">Example : RAM.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PT_5f_Template3" presentation:presentation-page-layout-name="AL2T1" xml:id="id5" draw:id="id5">
        <office:forms form:automatic-focus="false" form:apply-design-mode="false"/>
        <draw:frame presentation:style-name="pr10" draw:layer="layout" svg:width="18.202cm" svg:height="0.888cm" svg:x="0.212cm" svg:y="0.169cm" presentation:class="title">
          <draw:text-box>
            <text:p>What is file? </text:p>
          </draw:text-box>
        </draw:frame>
        <draw:frame presentation:style-name="pr11" draw:layer="layout" svg:width="19.2cm" svg:height="9.143cm" svg:x="0.6cm" svg:y="1.473cm" presentation:class="outline" presentation:user-transformed="true">
          <draw:text-box>
            <text:list text:style-name="L2">
              <text:list-item>
                <text:p><text:span text:style-name="T3">Definition : A file is a <text:s/>stream of bytes stored in <text:s/></text:span></text:p>
                <text:p><text:span text:style-name="T3"><text:s text:c="4"/></text:span><text:span text:style-name="T3"><text:tab/></text:span><text:span text:style-name="T3"><text:tab/></text:span><text:span text:style-name="T3">structured or non structured format.</text:span></text:p>
                <text:p><text:span text:style-name="T3"/></text:p>
              </text:list-item>
              <text:list-item>
                <text:p><text:span text:style-name="T3">Usage of file : <text:s text:c="4"/>1)Reuse of data </text:span></text:p>
                <text:p><text:span text:style-name="T3"><text:s text:c="27"/></text:span><text:span text:style-name="T3">2)To store the data permanently </text:span></text:p>
                <text:p><text:span text:style-name="T3"><text:s text:c="27"/></text:span><text:span text:style-name="T3">3)To keep track of data </text:span></text:p>
                <text:p><text:span text:style-name="T3"><text:s text:c="27"/></text:span><text:span text:style-name="T3">4)To </text:span><text:span text:style-name="T5">retrieve the data </text:span></text:p>
                <text:p><text:span text:style-name="T3"><text:s text:c="27"/></text:span><text:span text:style-name="T3">5)To manipulate the data</text:span></text:p>
              </text:list-item>
              <text:list-item>
                <text:p/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PT_5f_Template3" presentation:presentation-page-layout-name="AL3T3" xml:id="id6" draw:id="id6">
        <office:forms form:automatic-focus="false" form:apply-design-mode="false"/>
        <draw:frame presentation:style-name="pr7" draw:layer="layout" svg:width="18.202cm" svg:height="0.888cm" svg:x="0.212cm" svg:y="0.169cm" presentation:class="title" presentation:user-transformed="true">
          <draw:text-box>
            <text:p>File structure</text:p>
          </draw:text-box>
        </draw:frame>
        <draw:frame presentation:style-name="pr11" draw:layer="layout" svg:width="9.044cm" svg:height="9.143cm" svg:x="0.371cm" svg:y="1.087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Struct <text:s/>_</text:span><text:span text:style-name="T7">IO_</text:span><text:span text:style-name="T6">FILE {</text:span></text:p>
                <text:p><text:span text:style-name="T6">int _flags;</text:span></text:p>
                <text:p><text:span text:style-name="T8">char * _IO_read_ptr;</text:span></text:p>
                <text:p><text:span text:style-name="T8">char * _IO_read_end;</text:span></text:p>
                <text:p><text:span text:style-name="T8">char * _IO_read_base;</text:span></text:p>
                <text:p><text:span text:style-name="T8">char * _IO_write_base;</text:span></text:p>
                <text:p><text:span text:style-name="T8">Char * _IO_write_ptr;</text:span></text:p>
                <text:p><text:span text:style-name="T8">char * _IO_write_end;</text:span></text:p>
                <text:p><text:span text:style-name="T8">char * _IO_buf_base;</text:span></text:p>
                <text:p><text:span text:style-name="T8">char * _IO_buf_end;</text:span></text:p>
                <text:p><text:span text:style-name="T6">char * <text:s/>_IO_save_base;</text:span></text:p>
                <text:p><text:span text:style-name="T6">char * <text:s/>_IO_backup_base;</text:span></text:p>
                <text:p><text:span text:style-name="T6">char * <text:s/>_IO_save_end;</text:span></text:p>
                <text:p><text:span text:style-name="T6"/></text:p>
                <text:p><text:span text:style-name="T9"/></text:p>
              </text:list-item>
            </text:list>
          </draw:text-box>
        </draw:frame>
        <draw:frame presentation:style-name="pr11" draw:text-style-name="P9" draw:layer="layout" svg:width="9.8cm" svg:height="9.143cm" svg:x="10cm" svg:y="1.473cm" presentation:class="outline" presentation:user-transformed="true">
          <draw:text-box>
            <text:list text:style-name="L2">
              <text:list-header>
                <text:p><text:span text:style-name="T10">Struct <text:s/>_IO_marker *_markers;</text:span></text:p>
                <text:p><text:span text:style-name="T10">Struct <text:s/>_IO_FILE * __chain;</text:span></text:p>
                <text:p><text:span text:style-name="T10">int <text:s/>_fileno;</text:span></text:p>
                <text:p><text:span text:style-name="T7">} </text:span></text:p>
              </text:list-header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PT_5f_Template3" presentation:presentation-page-layout-name="AL2T1" xml:id="id7" draw:id="id7">
        <office:forms form:automatic-focus="false" form:apply-design-mode="false"/>
        <draw:frame presentation:style-name="pr7" draw:layer="layout" svg:width="18.202cm" svg:height="0.888cm" svg:x="0.212cm" svg:y="0.169cm" presentation:class="title" presentation:user-transformed="true">
          <draw:text-box>
            <text:p>Types of <text:s/>Files</text:p>
          </draw:text-box>
        </draw:frame>
        <draw:frame presentation:style-name="pr11" draw:layer="layout" svg:width="19.8cm" svg:height="9.143cm" svg:x="0.2cm" svg:y="1.6cm" presentation:class="outline" presentation:user-transformed="true">
          <draw:text-box>
            <text:list text:style-name="L2">
              <text:list-header>
                <text:p text:style-name="P10"><text:span text:style-name="T11">Files are differentiate by the permissions. </text:span></text:p>
                <text:p text:style-name="P10"><text:span text:style-name="T12"/></text:p>
              </text:list-header>
              <text:list-item>
                <text:p text:style-name="P10"><text:span text:style-name="T12"><text:s/></text:span><text:span text:style-name="T12">regular file - <text:s/>-</text:span></text:p>
              </text:list-item>
              <text:list-item>
                <text:p text:style-name="P10"><text:span text:style-name="T12">directory - d</text:span></text:p>
              </text:list-item>
              <text:list-item>
                <text:p text:style-name="P10"><text:span text:style-name="T12">character device file - c</text:span></text:p>
              </text:list-item>
              <text:list-item>
                <text:p text:style-name="P10"><text:span text:style-name="T12">block device file - b</text:span></text:p>
              </text:list-item>
              <text:list-item>
                <text:p text:style-name="P10"><text:span text:style-name="T12">local socket file - s</text:span></text:p>
              </text:list-item>
              <text:list-item>
                <text:p text:style-name="P10"><text:span text:style-name="T12">named pipe - p</text:span></text:p>
                <text:p text:style-name="P10"><text:span text:style-name="T3"/></text:p>
              </text:list-item>
            </text:list>
            <text:p text:style-name="P11"><text:span text:style-name="T13"><text:s text:c="27"/></text:span><text:s/></text:p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PT_5f_Template3" presentation:presentation-page-layout-name="AL2T1" xml:id="id8" draw:id="id8">
        <office:forms form:automatic-focus="false" form:apply-design-mode="false"/>
        <draw:frame presentation:style-name="pr10" draw:layer="layout" svg:width="18.202cm" svg:height="0.888cm" svg:x="0cm" svg:y="0cm" presentation:class="title" presentation:user-transformed="true">
          <draw:text-box>
            <text:p>Standard streams </text:p>
          </draw:text-box>
        </draw:frame>
        <draw:frame presentation:style-name="pr11" draw:text-style-name="P12" draw:layer="layout" svg:width="19.2cm" svg:height="8.943cm" svg:x="0.2cm" svg:y="1.6cm" presentation:class="outline" presentation:user-transformed="true">
          <draw:text-box>
            <text:list text:style-name="L2">
              <text:list-item>
                <text:p><text:span text:style-name="T3">When the main function of the program invoked , it has already three predefined streams are available for use .</text:span></text:p>
              </text:list-item>
              <text:list-item>
                <text:p><text:span text:style-name="T3">These are declared in the header file stdio.h.</text:span></text:p>
              </text:list-item>
              <text:list-item>
                <text:p><text:span text:style-name="T3">FILE *stdin : The standard input stream , which is normal source of input for the program.</text:span></text:p>
              </text:list-item>
              <text:list-item>
                <text:p><text:span text:style-name="T3"><text:s/></text:span><text:span text:style-name="T3">FILE *stdout : The standard input stream , which is used for normal output for the program.</text:span></text:p>
              </text:list-item>
              <text:list-item>
                <text:p><text:span text:style-name="T3">FILE *stderr: The standard error ,which is used for the error messages</text:span><text:span text:style-name="T14">.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PT_5f_Template3" presentation:presentation-page-layout-name="AL2T1" xml:id="id9" draw:id="id9">
        <office:forms form:automatic-focus="false" form:apply-design-mode="false"/>
        <draw:frame draw:style-name="gr2" draw:layer="layout" svg:width="5.222cm" svg:height="0.963cm" svg:x="4.54cm" svg:y="-5.153cm">
          <draw:text-box>
            <text:p><text:s/>%gs:0x14,%edx</text:p>
          </draw:text-box>
        </draw:frame>
        <draw:frame presentation:style-name="pr10" draw:layer="layout" svg:width="18.202cm" svg:height="0.888cm" svg:x="0.212cm" svg:y="0.169cm" presentation:class="title">
          <draw:text-box>
            <text:p>File Operations</text:p>
          </draw:text-box>
        </draw:frame>
        <draw:frame presentation:style-name="pr11" draw:layer="layout" svg:width="19.651cm" svg:height="8.2cm" svg:x="0.549cm" svg:y="1.8cm" presentation:class="outline" presentation:user-transformed="true">
          <draw:text-box>
            <text:list text:style-name="L4">
              <text:list-item>
                <text:p><text:span text:style-name="T14">fopen()</text:span><text:span text:style-name="T3">:</text:span></text:p>
                <text:p><text:span text:style-name="T3"><text:s text:c="17"/></text:span><text:span text:style-name="T3">Opening a file with fopen() <text:s/>creates a stream and establishes a <text:s text:c="37"/>connection <text:s/>between the stream and file . </text:span></text:p>
                <text:p text:style-name="P14"><text:span text:style-name="T3"><text:s text:c="16"/></text:span><text:span text:style-name="T3">fopen function opens a stream for IO to the file <text:s/>name and returns a <text:s text:c="34"/>pointer to the stream.</text:span></text:p>
                <text:p><text:span text:style-name="T3"><text:s text:c="16"/></text:span></text:p>
              </text:list-item>
            </text:list>
            <text:list text:style-name="L2">
              <text:list-header>
                <text:p><text:span text:style-name="T3"><text:s/></text:span><text:span text:style-name="T3">Syntax :</text:span></text:p>
                <text:p><text:span text:style-name="T3"><text:s text:c="15"/></text:span><text:span text:style-name="T3">FILE <text:s/>*fopen(const char *path , const char *mode); </text:span></text:p>
                <text:p><text:s text:c="12"/></text:p>
              </text:list-header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PT_5f_Template3" presentation:presentation-page-layout-name="AL2T1" xml:id="id10" draw:id="id10">
        <office:forms form:automatic-focus="false" form:apply-design-mode="false"/>
        <draw:frame presentation:style-name="pr10" draw:layer="layout" svg:width="18.202cm" svg:height="0.888cm" svg:x="0.2cm" svg:y="0.2cm" presentation:class="title" presentation:user-transformed="true">
          <draw:text-box>
            <text:p>Block input and output </text:p>
          </draw:text-box>
        </draw:frame>
        <draw:frame presentation:style-name="pr11" draw:text-style-name="P8" draw:layer="layout" svg:width="20.364cm" svg:height="9cm" svg:x="0.4cm" svg:y="1.6cm" presentation:class="outline" presentation:user-transformed="true">
          <draw:text-box>
            <text:list text:style-name="L2">
              <text:list-item>
                <text:p><text:span text:style-name="T3">To read and write binary data , as well as to read and write in fixed size blocks instead of by characters or lines .</text:span></text:p>
              </text:list-item>
              <text:list-item>
                <text:p><text:span text:style-name="T3">Binary files <text:s/>are <text:s/>used to read and write data in same format used to represent the data in running files.</text:span></text:p>
              </text:list-item>
              <text:list-item>
                <text:p><text:span text:style-name="T3">fread(); The function reads <text:s/>up to <text:s/>the size or count <text:s/>and stores it <text:s/>into the <text:s text:c="39"/>temporary <text:s/>buffer, it returns number of objects read from the file.</text:span></text:p>
              </text:list-item>
              <text:list-item>
                <text:p><text:span text:style-name="T3">fwrite(); <text:s/>The function writes up to the size from the temporary buffer into the input <text:s text:c="25"/>stream.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PT_5f_Template3" presentation:presentation-page-layout-name="AL2T1" xml:id="id11" draw:id="id11">
        <office:forms form:automatic-focus="false" form:apply-design-mode="false"/>
        <draw:frame presentation:style-name="pr10" draw:layer="layout" svg:width="18.202cm" svg:height="0.888cm" svg:x="0.212cm" svg:y="0.169cm" presentation:class="title">
          <draw:text-box>
            <text:p>Formatted IO functions</text:p>
          </draw:text-box>
        </draw:frame>
        <draw:frame presentation:style-name="pr11" draw:layer="layout" svg:width="19.8cm" svg:height="9.143cm" svg:x="0.6cm" svg:y="1.457cm" presentation:class="outline" presentation:user-transformed="true">
          <draw:text-box>
            <text:list text:style-name="L2">
              <text:list-item>
                <text:p><text:span text:style-name="T3">Formatted IO functions: To read or write the data from or into the <text:s text:c="74"/>stream based on the format specifiers.</text:span></text:p>
                <text:p><text:span text:style-name="T3"/></text:p>
              </text:list-item>
              <text:list-item>
                <text:p><text:span text:style-name="T3">fprintf(); <text:s/>This function is just like printf, except that the output is written to the stream <text:s text:c="17"/>instead of std-out.</text:span></text:p>
                <text:p><text:span text:style-name="T3"/></text:p>
              </text:list-item>
              <text:list-item>
                <text:p><text:span text:style-name="T3">fscanf(); This function is just like scanf, except that the input is read from the stream <text:s text:c="19"/>instead of std-in</text:span>.</text:p>
                <text:p><text:s text:c="40"/>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PT_5f_Template3" presentation:presentation-page-layout-name="AL2T1" xml:id="id12" draw:id="id12">
        <office:forms form:automatic-focus="false" form:apply-design-mode="false"/>
        <draw:frame presentation:style-name="pr10" draw:layer="layout" svg:width="18.202cm" svg:height="0.888cm" svg:x="0.212cm" svg:y="0.169cm" presentation:class="title">
          <draw:text-box>
            <text:p>File positioning <text:s/></text:p>
          </draw:text-box>
        </draw:frame>
        <draw:frame presentation:style-name="pr11" draw:layer="layout" svg:width="19.8cm" svg:height="9.2cm" svg:x="0.6cm" svg:y="1.6cm" presentation:class="outline" presentation:user-transformed="true">
          <draw:text-box>
            <text:list text:style-name="L2">
              <text:list-item>
                <text:p><text:span text:style-name="T3">One of the attributes of an open file is its</text:span><text:span text:style-name="T15"> file position</text:span><text:span text:style-name="T3"> that keeps track of where in the file the next character is to be read or written.</text:span></text:p>
              </text:list-item>
              <text:list-item>
                <text:p><text:span text:style-name="T3">The file position of a stream describes where in the file stream is reading or writing </text:span></text:p>
              </text:list-item>
              <text:list-item>
                <text:p><text:span text:style-name="T3">The file position is normally set to the beginning of the file when it is opened, and each time a character is read or written, the file position is incremented. </text:span></text:p>
              </text:list-item>
              <text:list-item>
                <text:p><text:span text:style-name="T3">Files permit to read and write at any position by using fseek().</text:span> </text:p>
                <text:p/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PT_5f_Template3" presentation:presentation-page-layout-name="AL2T1" xml:id="id13" draw:id="id13">
        <office:forms form:automatic-focus="false" form:apply-design-mode="false"/>
        <draw:frame presentation:style-name="pr10" draw:layer="layout" svg:width="18.202cm" svg:height="0.888cm" svg:x="0.212cm" svg:y="0.169cm" presentation:class="title">
          <draw:text-box>
            <text:p>File positioning functions</text:p>
          </draw:text-box>
        </draw:frame>
        <draw:frame presentation:style-name="pr11" draw:text-style-name="P12" draw:layer="layout" svg:width="20.2cm" svg:height="8.6cm" svg:x="0.4cm" svg:y="1.8cm" presentation:class="outline" presentation:user-transformed="true">
          <draw:text-box>
            <text:list text:style-name="L2">
              <text:list-item>
                <text:p><text:span text:style-name="T3">ftell(); <text:s text:c="2"/>This function returns the current file position of the stream.</text:span></text:p>
                <text:p><text:span text:style-name="T3">fseek(); <text:s/>int fseek (FILE *stream, long int offset, int whence)</text:span></text:p>
              </text:list-item>
              <text:list-item>
                <text:p><text:span text:style-name="T3">The fseek() is used to change the file position of the stream .The value of the whence must be one of the constants.</text:span></text:p>
              </text:list-item>
              <text:list-item>
                <text:p><text:span text:style-name="T3">SEEK_SET : Specifies that offset provided is related to beginning of the <text:s text:c="48"/>file.</text:span></text:p>
              </text:list-item>
              <text:list-item>
                <text:p><text:span text:style-name="T3">SEEK_CUR: Specifies that offset provided is related to current file <text:s/>position.</text:span></text:p>
              </text:list-item>
              <text:list-item>
                <text:p><text:span text:style-name="T3">SEEK_END: Specifies that offset provided is related to end of the file</text:span><text:span text:style-name="T14">.</text:span></text:p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PT_5f_Template3" presentation:presentation-page-layout-name="AL2T1" xml:id="id14" draw:id="id14">
        <office:forms form:automatic-focus="false" form:apply-design-mode="false"/>
        <draw:frame presentation:style-name="pr10" draw:layer="layout" svg:width="18.202cm" svg:height="0.888cm" svg:x="0.212cm" svg:y="0.169cm" presentation:class="title">
          <draw:text-box>
            <text:p>Modes of Access</text:p>
          </draw:text-box>
        </draw:frame>
        <draw:frame presentation:style-name="pr11" draw:layer="layout" svg:width="19.644cm" svg:height="9.143cm" svg:x="0.356cm" svg:y="1.473cm" presentation:class="outline" presentation:user-transformed="true">
          <draw:text-box>
            <text:list text:style-name="L5">
              <text:list-item>
                <text:p><text:span text:style-name="T14"><text:s/></text:span><text:span text:style-name="T14">r <text:s text:c="5"/>-&gt; <text:s text:c="2"/>Open text file for reading.The stream is positioned at the beginning of the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7"/>file.</text:span></text:p>
              </text:list-item>
              <text:list-item>
                <text:p><text:span text:style-name="T14"><text:s/></text:span><text:span text:style-name="T14">r+ <text:s text:c="2"/>-&gt; <text:s text:c="2"/>Open for reading and writing. <text:s/>The stream is positioned at the beginning of </text:span><text:span text:style-name="T14"><text:tab/></text:span><text:span text:style-name="T14"> <text:s text:c="7"/>the file.</text:span></text:p>
              </text:list-item>
              <text:list-item>
                <text:p><text:span text:style-name="T14"><text:s/></text:span><text:span text:style-name="T14">w <text:s text:c="4"/>-&gt; <text:s text:c="2"/>Truncate file to zero length or create text file for writing.The stream is <text:s text:c="29"/>positioned at the beginning of the file.</text:span></text:p>
              </text:list-item>
              <text:list-item>
                <text:p><text:span text:style-name="T14"><text:s/></text:span><text:span text:style-name="T14">w+ <text:s/>-&gt; <text:s text:c="3"/>Open <text:s/>for reading and writing. <text:s/>The file is created if it does not exist, <text:s text:c="5"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2"/>otherwise it is truncated.The stream is positioned at the beginning of the file.</text:span></text:p>
              </text:list-item>
              <text:list-item>
                <text:p><text:span text:style-name="T14"><text:s/></text:span><text:span text:style-name="T14">a <text:s text:c="4"/>-&gt; <text:s text:c="3"/>Open for appending (writing at end of file). The file is created if it does not <text:s text:c="22"/>exist. The stream is positioned at the end of the file.</text:span></text:p>
              </text:list-item>
              <text:list-item>
                <text:p><text:span text:style-name="T14"><text:s/></text:span><text:span text:style-name="T14">a+ <text:s/>-&gt; <text:s text:c="3"/>Open for reading and appending (writing at end of file). <text:s/>The file is created if 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8"/>it does not exist. The initial file position for reading is at the beginning of the <text:s text:c="18"/>file, but output is always appended to the end of the file.</text:span>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PT_5f_Template3" presentation:presentation-page-layout-name="AL2T1" xml:id="id15" draw:id="id15">
        <office:forms form:automatic-focus="false" form:apply-design-mode="false"/>
        <draw:frame presentation:style-name="pr10" draw:layer="layout" svg:width="18.202cm" svg:height="0.888cm" svg:x="0.212cm" svg:y="0.169cm" presentation:class="title" presentation:user-transformed="true">
          <draw:text-box>
            <text:p>Closing the streams </text:p>
          </draw:text-box>
        </draw:frame>
        <draw:frame presentation:style-name="pr11" draw:layer="layout" svg:width="19.644cm" svg:height="9.143cm" svg:x="0.356cm" svg:y="1.473cm" presentation:class="outline" presentation:user-transformed="true">
          <draw:text-box>
            <text:list text:style-name="L2">
              <text:list-item>
                <text:p text:style-name="P15"><text:span text:style-name="T14">When a stream is closed with </text:span><text:span text:style-name="T16">fclose()</text:span><text:span text:style-name="T14">, the connection between the stream and the file is canceled. After you have closed a stream, you cannot perform any additional operations on it.</text:span></text:p>
              </text:list-item>
              <text:list-item>
                <text:p text:style-name="P15"><text:span text:style-name="T16">fclose();</text:span><text:span text:style-name="T14"> This function causes stream to be closed and the connection to the corresponding file to be broken. Any buffered output is written and any buffered input is discarded.</text:span></text:p>
                <text:p/>
                <text:p/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PT_5f_Template3" presentation:presentation-page-layout-name="AL2T1" xml:id="id16" draw:id="id16">
        <office:forms form:automatic-focus="false" form:apply-design-mode="false"/>
        <draw:frame presentation:style-name="pr10" draw:layer="layout" svg:width="18.202cm" svg:height="0.888cm" svg:x="0.398cm" svg:y="0.2cm" presentation:class="title" presentation:user-transformed="true">
          <draw:text-box>
            <text:p>Types of buffers</text:p>
          </draw:text-box>
        </draw:frame>
        <draw:frame presentation:style-name="pr11" draw:text-style-name="P8" draw:layer="layout" svg:width="17.851cm" svg:height="9.143cm" svg:x="1cm" svg:y="1.8cm" presentation:class="outline" presentation:user-transformed="true">
          <draw:text-box>
            <text:list text:style-name="L2">
              <text:list-item>
                <text:p><text:span text:style-name="T3">There are 3 types of buffers</text:span></text:p>
              </text:list-item>
              <text:list-item>
                <text:p><text:span text:style-name="T3">1)Unbuffered used in stderr</text:span></text:p>
              </text:list-item>
              <text:list-item>
                <text:p><text:span text:style-name="T3">2)Line buffer used in fprintf,fscanf </text:span></text:p>
              </text:list-item>
              <text:list-item>
                <text:p><text:span text:style-name="T3">3)Block buffers used stdin,stdout.</text:span></text:p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PT_5f_Template9" xml:id="id17" draw:id="id17">
        <office:forms form:automatic-focus="false" form:apply-design-mode="false"/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PT_5f_Template10" xml:id="id18" draw:id="id18">
        <office:forms form:automatic-focus="false" form:apply-design-mode="false"/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1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3" svg:font-family="'Century Gothic'"/>
    <style:font-face style:name="Century Gothic4" svg:font-family="'Century Gothic'" style:font-family-generic="swiss"/>
    <style:font-face style:name="Century Gothic2" svg:font-family="'Century Gothic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PT_5f_Template-background" style:display-name="PPT_Template-background" style:family="presentation">
      <style:graphic-properties draw:stroke="none" draw:fill="solid" draw:fill-color="#ffffff"/>
      <style:text-properties style:letter-kerning="true"/>
    </style:style>
    <style:style style:name="PPT_5f_Template-backgroundobjects" style:display-name="PPT_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-notes" style:display-name="PPT_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-outline1" style:display-name="PPT_Template-outline1" style:family="presentation">
      <style:graphic-properties draw:stroke="none" draw:fill="none" draw:auto-grow-height="false" draw:fit-to-size="shrink-to-fit">
        <text:list-style style:name="PPT_5f_Template-outline1" style:display-name="PPT_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-outline2" style:display-name="PPT_Template-outline2" style:family="presentation" style:parent-style-name="PPT_5f_Template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-outline3" style:display-name="PPT_Template-outline3" style:family="presentation" style:parent-style-name="PPT_5f_Template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-outline4" style:display-name="PPT_Template-outline4" style:family="presentation" style:parent-style-name="PPT_5f_Template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-outline5" style:display-name="PPT_Template-outline5" style:family="presentation" style:parent-style-name="PPT_5f_Template-outline4">
      <style:paragraph-properties fo:margin-top="0cm" fo:margin-bottom="0.1cm"/>
      <style:text-properties fo:font-size="20pt" style:font-size-asian="20pt" style:font-size-complex="20pt"/>
    </style:style>
    <style:style style:name="PPT_5f_Template-outline6" style:display-name="PPT_Template-outline6" style:family="presentation" style:parent-style-name="PPT_5f_Template-outline5">
      <style:paragraph-properties fo:margin-top="0cm" fo:margin-bottom="0.1cm"/>
      <style:text-properties fo:font-size="20pt" style:font-size-asian="20pt" style:font-size-complex="20pt"/>
    </style:style>
    <style:style style:name="PPT_5f_Template-outline7" style:display-name="PPT_Template-outline7" style:family="presentation" style:parent-style-name="PPT_5f_Template-outline6">
      <style:paragraph-properties fo:margin-top="0cm" fo:margin-bottom="0.1cm"/>
      <style:text-properties fo:font-size="20pt" style:font-size-asian="20pt" style:font-size-complex="20pt"/>
    </style:style>
    <style:style style:name="PPT_5f_Template-outline8" style:display-name="PPT_Template-outline8" style:family="presentation" style:parent-style-name="PPT_5f_Template-outline7">
      <style:paragraph-properties fo:margin-top="0cm" fo:margin-bottom="0.1cm"/>
      <style:text-properties fo:font-size="20pt" style:font-size-asian="20pt" style:font-size-complex="20pt"/>
    </style:style>
    <style:style style:name="PPT_5f_Template-outline9" style:display-name="PPT_Template-outline9" style:family="presentation" style:parent-style-name="PPT_5f_Template-outline8">
      <style:paragraph-properties fo:margin-top="0cm" fo:margin-bottom="0.1cm"/>
      <style:text-properties fo:font-size="20pt" style:font-size-asian="20pt" style:font-size-complex="20pt"/>
    </style:style>
    <style:style style:name="PPT_5f_Template-subtitle" style:display-name="PPT_Template-subtitle" style:family="presentation">
      <style:graphic-properties draw:stroke="none" draw:fill="none" draw:textarea-vertical-align="middle">
        <text:list-style style:name="PPT_5f_Template-subtitle" style:display-name="PPT_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-title" style:display-name="PPT_Template-title" style:family="presentation">
      <style:graphic-properties draw:stroke="none" draw:fill="none" draw:textarea-vertical-align="middle">
        <text:list-style style:name="PPT_5f_Template-title" style:display-name="PPT_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1-background" style:display-name="PPT_Template1-background" style:family="presentation">
      <style:graphic-properties draw:stroke="none" draw:fill="solid" draw:fill-color="#ffffff"/>
      <style:text-properties style:letter-kerning="true"/>
    </style:style>
    <style:style style:name="PPT_5f_Template1-backgroundobjects" style:display-name="PPT_Templat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1-notes" style:display-name="PPT_Templat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1-outline1" style:display-name="PPT_Template1-outline1" style:family="presentation">
      <style:graphic-properties draw:stroke="none" draw:fill="none" draw:auto-grow-height="false" draw:fit-to-size="shrink-to-fit">
        <text:list-style style:name="PPT_5f_Template1-outline1" style:display-name="PPT_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1-outline2" style:display-name="PPT_Template1-outline2" style:family="presentation" style:parent-style-name="PPT_5f_Template1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1-outline3" style:display-name="PPT_Template1-outline3" style:family="presentation" style:parent-style-name="PPT_5f_Template1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1-outline4" style:display-name="PPT_Template1-outline4" style:family="presentation" style:parent-style-name="PPT_5f_Template1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1-outline5" style:display-name="PPT_Template1-outline5" style:family="presentation" style:parent-style-name="PPT_5f_Template1-outline4">
      <style:paragraph-properties fo:margin-top="0cm" fo:margin-bottom="0.1cm"/>
      <style:text-properties fo:font-size="20pt" style:font-size-asian="20pt" style:font-size-complex="20pt"/>
    </style:style>
    <style:style style:name="PPT_5f_Template1-outline6" style:display-name="PPT_Template1-outline6" style:family="presentation" style:parent-style-name="PPT_5f_Template1-outline5">
      <style:paragraph-properties fo:margin-top="0cm" fo:margin-bottom="0.1cm"/>
      <style:text-properties fo:font-size="20pt" style:font-size-asian="20pt" style:font-size-complex="20pt"/>
    </style:style>
    <style:style style:name="PPT_5f_Template1-outline7" style:display-name="PPT_Template1-outline7" style:family="presentation" style:parent-style-name="PPT_5f_Template1-outline6">
      <style:paragraph-properties fo:margin-top="0cm" fo:margin-bottom="0.1cm"/>
      <style:text-properties fo:font-size="20pt" style:font-size-asian="20pt" style:font-size-complex="20pt"/>
    </style:style>
    <style:style style:name="PPT_5f_Template1-outline8" style:display-name="PPT_Template1-outline8" style:family="presentation" style:parent-style-name="PPT_5f_Template1-outline7">
      <style:paragraph-properties fo:margin-top="0cm" fo:margin-bottom="0.1cm"/>
      <style:text-properties fo:font-size="20pt" style:font-size-asian="20pt" style:font-size-complex="20pt"/>
    </style:style>
    <style:style style:name="PPT_5f_Template1-outline9" style:display-name="PPT_Template1-outline9" style:family="presentation" style:parent-style-name="PPT_5f_Template1-outline8">
      <style:paragraph-properties fo:margin-top="0cm" fo:margin-bottom="0.1cm"/>
      <style:text-properties fo:font-size="20pt" style:font-size-asian="20pt" style:font-size-complex="20pt"/>
    </style:style>
    <style:style style:name="PPT_5f_Template1-subtitle" style:display-name="PPT_Template1-subtitle" style:family="presentation">
      <style:graphic-properties draw:stroke="none" draw:fill="none" draw:textarea-vertical-align="middle">
        <text:list-style style:name="PPT_5f_Template1-subtitle" style:display-name="PPT_Templat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1-title" style:display-name="PPT_Template1-title" style:family="presentation">
      <style:graphic-properties draw:stroke="none" draw:fill="none" draw:textarea-vertical-align="middle">
        <text:list-style style:name="PPT_5f_Template1-title" style:display-name="PPT_Templat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2-background" style:display-name="PPT_Template2-background" style:family="presentation">
      <style:graphic-properties draw:stroke="none" draw:fill="solid" draw:fill-color="#ffffff"/>
      <style:text-properties style:letter-kerning="true"/>
    </style:style>
    <style:style style:name="PPT_5f_Template2-backgroundobjects" style:display-name="PPT_Templat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2-notes" style:display-name="PPT_Templat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2-outline1" style:display-name="PPT_Template2-outline1" style:family="presentation">
      <style:graphic-properties draw:stroke="none" draw:fill="none" draw:fill-image-width="0cm" draw:fill-image-height="0cm" draw:auto-grow-height="true" draw:fit-to-size="shrink-to-fit">
        <text:list-style style:name="PPT_5f_Template2-outline1" style:display-name="PPT_Template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4cm" fo:margin-right="0cm" fo:margin-top="0cm" fo:margin-bottom="0.5cm" fo:line-height="100%" fo:text-align="start" fo:text-indent="0cm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2-outline2" style:display-name="PPT_Template2-outline2" style:family="presentation" style:parent-style-name="PPT_5f_Template2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2-outline3" style:display-name="PPT_Template2-outline3" style:family="presentation" style:parent-style-name="PPT_5f_Template2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2-outline4" style:display-name="PPT_Template2-outline4" style:family="presentation" style:parent-style-name="PPT_5f_Template2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2-outline5" style:display-name="PPT_Template2-outline5" style:family="presentation" style:parent-style-name="PPT_5f_Template2-outline4">
      <style:paragraph-properties fo:margin-top="0cm" fo:margin-bottom="0.1cm"/>
      <style:text-properties fo:font-size="20pt" style:font-size-asian="20pt" style:font-size-complex="20pt"/>
    </style:style>
    <style:style style:name="PPT_5f_Template2-outline6" style:display-name="PPT_Template2-outline6" style:family="presentation" style:parent-style-name="PPT_5f_Template2-outline5">
      <style:paragraph-properties fo:margin-top="0cm" fo:margin-bottom="0.1cm"/>
      <style:text-properties fo:font-size="20pt" style:font-size-asian="20pt" style:font-size-complex="20pt"/>
    </style:style>
    <style:style style:name="PPT_5f_Template2-outline7" style:display-name="PPT_Template2-outline7" style:family="presentation" style:parent-style-name="PPT_5f_Template2-outline6">
      <style:paragraph-properties fo:margin-top="0cm" fo:margin-bottom="0.1cm"/>
      <style:text-properties fo:font-size="20pt" style:font-size-asian="20pt" style:font-size-complex="20pt"/>
    </style:style>
    <style:style style:name="PPT_5f_Template2-outline8" style:display-name="PPT_Template2-outline8" style:family="presentation" style:parent-style-name="PPT_5f_Template2-outline7">
      <style:paragraph-properties fo:margin-top="0cm" fo:margin-bottom="0.1cm"/>
      <style:text-properties fo:font-size="20pt" style:font-size-asian="20pt" style:font-size-complex="20pt"/>
    </style:style>
    <style:style style:name="PPT_5f_Template2-outline9" style:display-name="PPT_Template2-outline9" style:family="presentation" style:parent-style-name="PPT_5f_Template2-outline8">
      <style:paragraph-properties fo:margin-top="0cm" fo:margin-bottom="0.1cm"/>
      <style:text-properties fo:font-size="20pt" style:font-size-asian="20pt" style:font-size-complex="20pt"/>
    </style:style>
    <style:style style:name="PPT_5f_Template2-subtitle" style:display-name="PPT_Template2-subtitle" style:family="presentation">
      <style:graphic-properties draw:stroke="none" draw:fill="none" draw:textarea-vertical-align="middle">
        <text:list-style style:name="PPT_5f_Template2-subtitle" style:display-name="PPT_Templat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2-title" style:display-name="PPT_Template2-title" style:family="presentation">
      <style:graphic-properties draw:stroke="none" draw:fill="solid" draw:fill-color="#0084d1" draw:fill-image-width="0cm" draw:fill-image-height="0cm" draw:textarea-vertical-align="middle">
        <text:list-style style:name="PPT_5f_Template2-title" style:display-name="PPT_Templat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3399ff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3-background" style:display-name="PPT_Template3-background" style:family="presentation">
      <style:graphic-properties draw:stroke="none" draw:fill="solid" draw:fill-color="#ffffff"/>
      <style:text-properties style:letter-kerning="true"/>
    </style:style>
    <style:style style:name="PPT_5f_Template3-backgroundobjects" style:display-name="PPT_Templat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3-notes" style:display-name="PPT_Template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3-outline1" style:display-name="PPT_Template3-outline1" style:family="presentation">
      <style:graphic-properties draw:stroke="none" draw:fill="none" draw:auto-grow-height="false" draw:fit-to-size="shrink-to-fit">
        <text:list-style style:name="PPT_5f_Template3-outline1" style:display-name="PPT_Templat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3-outline2" style:display-name="PPT_Template3-outline2" style:family="presentation" style:parent-style-name="PPT_5f_Template3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3-outline3" style:display-name="PPT_Template3-outline3" style:family="presentation" style:parent-style-name="PPT_5f_Template3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3-outline4" style:display-name="PPT_Template3-outline4" style:family="presentation" style:parent-style-name="PPT_5f_Template3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3-outline5" style:display-name="PPT_Template3-outline5" style:family="presentation" style:parent-style-name="PPT_5f_Template3-outline4">
      <style:paragraph-properties fo:margin-top="0cm" fo:margin-bottom="0.1cm"/>
      <style:text-properties fo:font-size="20pt" style:font-size-asian="20pt" style:font-size-complex="20pt"/>
    </style:style>
    <style:style style:name="PPT_5f_Template3-outline6" style:display-name="PPT_Template3-outline6" style:family="presentation" style:parent-style-name="PPT_5f_Template3-outline5">
      <style:paragraph-properties fo:margin-top="0cm" fo:margin-bottom="0.1cm"/>
      <style:text-properties fo:font-size="20pt" style:font-size-asian="20pt" style:font-size-complex="20pt"/>
    </style:style>
    <style:style style:name="PPT_5f_Template3-outline7" style:display-name="PPT_Template3-outline7" style:family="presentation" style:parent-style-name="PPT_5f_Template3-outline6">
      <style:paragraph-properties fo:margin-top="0cm" fo:margin-bottom="0.1cm"/>
      <style:text-properties fo:font-size="20pt" style:font-size-asian="20pt" style:font-size-complex="20pt"/>
    </style:style>
    <style:style style:name="PPT_5f_Template3-outline8" style:display-name="PPT_Template3-outline8" style:family="presentation" style:parent-style-name="PPT_5f_Template3-outline7">
      <style:paragraph-properties fo:margin-top="0cm" fo:margin-bottom="0.1cm"/>
      <style:text-properties fo:font-size="20pt" style:font-size-asian="20pt" style:font-size-complex="20pt"/>
    </style:style>
    <style:style style:name="PPT_5f_Template3-outline9" style:display-name="PPT_Template3-outline9" style:family="presentation" style:parent-style-name="PPT_5f_Template3-outline8">
      <style:paragraph-properties fo:margin-top="0cm" fo:margin-bottom="0.1cm"/>
      <style:text-properties fo:font-size="20pt" style:font-size-asian="20pt" style:font-size-complex="20pt"/>
    </style:style>
    <style:style style:name="PPT_5f_Template3-subtitle" style:display-name="PPT_Template3-subtitle" style:family="presentation">
      <style:graphic-properties draw:stroke="none" draw:fill="none" draw:textarea-vertical-align="middle">
        <text:list-style style:name="PPT_5f_Template3-subtitle" style:display-name="PPT_Templat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3-title" style:display-name="PPT_Template3-title" style:family="presentation">
      <style:graphic-properties draw:stroke="none" draw:fill="none" draw:textarea-vertical-align="middle">
        <text:list-style style:name="PPT_5f_Template3-title" style:display-name="PPT_Templat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3399ff" style:text-outline="false" style:text-line-through-style="none" style:text-line-through-type="none" style:text-position="0% 100%" style:font-name="Century Gothic3" fo:font-family="'Century Gothic'" fo:font-size="2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4-background" style:display-name="PPT_Template4-background" style:family="presentation">
      <style:graphic-properties draw:stroke="none" draw:fill="solid" draw:fill-color="#ffffff"/>
      <style:text-properties style:letter-kerning="true"/>
    </style:style>
    <style:style style:name="PPT_5f_Template4-backgroundobjects" style:display-name="PPT_Template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4-notes" style:display-name="PPT_Template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4-outline1" style:display-name="PPT_Template4-outline1" style:family="presentation">
      <style:graphic-properties draw:stroke="none" draw:fill="none" draw:auto-grow-height="false" draw:fit-to-size="shrink-to-fit">
        <text:list-style style:name="PPT_5f_Template4-outline1" style:display-name="PPT_Template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4-outline2" style:display-name="PPT_Template4-outline2" style:family="presentation" style:parent-style-name="PPT_5f_Template4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4-outline3" style:display-name="PPT_Template4-outline3" style:family="presentation" style:parent-style-name="PPT_5f_Template4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4-outline4" style:display-name="PPT_Template4-outline4" style:family="presentation" style:parent-style-name="PPT_5f_Template4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4-outline5" style:display-name="PPT_Template4-outline5" style:family="presentation" style:parent-style-name="PPT_5f_Template4-outline4">
      <style:paragraph-properties fo:margin-top="0cm" fo:margin-bottom="0.1cm"/>
      <style:text-properties fo:font-size="20pt" style:font-size-asian="20pt" style:font-size-complex="20pt"/>
    </style:style>
    <style:style style:name="PPT_5f_Template4-outline6" style:display-name="PPT_Template4-outline6" style:family="presentation" style:parent-style-name="PPT_5f_Template4-outline5">
      <style:paragraph-properties fo:margin-top="0cm" fo:margin-bottom="0.1cm"/>
      <style:text-properties fo:font-size="20pt" style:font-size-asian="20pt" style:font-size-complex="20pt"/>
    </style:style>
    <style:style style:name="PPT_5f_Template4-outline7" style:display-name="PPT_Template4-outline7" style:family="presentation" style:parent-style-name="PPT_5f_Template4-outline6">
      <style:paragraph-properties fo:margin-top="0cm" fo:margin-bottom="0.1cm"/>
      <style:text-properties fo:font-size="20pt" style:font-size-asian="20pt" style:font-size-complex="20pt"/>
    </style:style>
    <style:style style:name="PPT_5f_Template4-outline8" style:display-name="PPT_Template4-outline8" style:family="presentation" style:parent-style-name="PPT_5f_Template4-outline7">
      <style:paragraph-properties fo:margin-top="0cm" fo:margin-bottom="0.1cm"/>
      <style:text-properties fo:font-size="20pt" style:font-size-asian="20pt" style:font-size-complex="20pt"/>
    </style:style>
    <style:style style:name="PPT_5f_Template4-outline9" style:display-name="PPT_Template4-outline9" style:family="presentation" style:parent-style-name="PPT_5f_Template4-outline8">
      <style:paragraph-properties fo:margin-top="0cm" fo:margin-bottom="0.1cm"/>
      <style:text-properties fo:font-size="20pt" style:font-size-asian="20pt" style:font-size-complex="20pt"/>
    </style:style>
    <style:style style:name="PPT_5f_Template4-subtitle" style:display-name="PPT_Template4-subtitle" style:family="presentation">
      <style:graphic-properties draw:stroke="none" draw:fill="none" draw:textarea-vertical-align="middle">
        <text:list-style style:name="PPT_5f_Template4-subtitle" style:display-name="PPT_Template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4-title" style:display-name="PPT_Template4-title" style:family="presentation">
      <style:graphic-properties draw:stroke="none" draw:fill="none" draw:textarea-vertical-align="middle">
        <text:list-style style:name="PPT_5f_Template4-title" style:display-name="PPT_Template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3399ff" style:text-outline="false" style:text-line-through-style="none" style:text-line-through-type="none" style:text-position="0% 100%" style:font-name="Century Gothic3" fo:font-family="'Century Gothic'" fo:font-size="2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5-background" style:display-name="PPT_Template5-background" style:family="presentation">
      <style:graphic-properties draw:stroke="none" draw:fill="solid" draw:fill-color="#ffffff"/>
      <style:text-properties style:letter-kerning="true"/>
    </style:style>
    <style:style style:name="PPT_5f_Template5-backgroundobjects" style:display-name="PPT_Templat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5-notes" style:display-name="PPT_Template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5-outline1" style:display-name="PPT_Template5-outline1" style:family="presentation">
      <style:graphic-properties draw:stroke="none" draw:fill="none" draw:auto-grow-height="false" draw:fit-to-size="shrink-to-fit">
        <text:list-style style:name="PPT_5f_Template5-outline1" style:display-name="PPT_Template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5-outline2" style:display-name="PPT_Template5-outline2" style:family="presentation" style:parent-style-name="PPT_5f_Template5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5-outline3" style:display-name="PPT_Template5-outline3" style:family="presentation" style:parent-style-name="PPT_5f_Template5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5-outline4" style:display-name="PPT_Template5-outline4" style:family="presentation" style:parent-style-name="PPT_5f_Template5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5-outline5" style:display-name="PPT_Template5-outline5" style:family="presentation" style:parent-style-name="PPT_5f_Template5-outline4">
      <style:paragraph-properties fo:margin-top="0cm" fo:margin-bottom="0.1cm"/>
      <style:text-properties fo:font-size="20pt" style:font-size-asian="20pt" style:font-size-complex="20pt"/>
    </style:style>
    <style:style style:name="PPT_5f_Template5-outline6" style:display-name="PPT_Template5-outline6" style:family="presentation" style:parent-style-name="PPT_5f_Template5-outline5">
      <style:paragraph-properties fo:margin-top="0cm" fo:margin-bottom="0.1cm"/>
      <style:text-properties fo:font-size="20pt" style:font-size-asian="20pt" style:font-size-complex="20pt"/>
    </style:style>
    <style:style style:name="PPT_5f_Template5-outline7" style:display-name="PPT_Template5-outline7" style:family="presentation" style:parent-style-name="PPT_5f_Template5-outline6">
      <style:paragraph-properties fo:margin-top="0cm" fo:margin-bottom="0.1cm"/>
      <style:text-properties fo:font-size="20pt" style:font-size-asian="20pt" style:font-size-complex="20pt"/>
    </style:style>
    <style:style style:name="PPT_5f_Template5-outline8" style:display-name="PPT_Template5-outline8" style:family="presentation" style:parent-style-name="PPT_5f_Template5-outline7">
      <style:paragraph-properties fo:margin-top="0cm" fo:margin-bottom="0.1cm"/>
      <style:text-properties fo:font-size="20pt" style:font-size-asian="20pt" style:font-size-complex="20pt"/>
    </style:style>
    <style:style style:name="PPT_5f_Template5-outline9" style:display-name="PPT_Template5-outline9" style:family="presentation" style:parent-style-name="PPT_5f_Template5-outline8">
      <style:paragraph-properties fo:margin-top="0cm" fo:margin-bottom="0.1cm"/>
      <style:text-properties fo:font-size="20pt" style:font-size-asian="20pt" style:font-size-complex="20pt"/>
    </style:style>
    <style:style style:name="PPT_5f_Template5-subtitle" style:display-name="PPT_Template5-subtitle" style:family="presentation">
      <style:graphic-properties draw:stroke="none" draw:fill="none" draw:textarea-vertical-align="middle">
        <text:list-style style:name="PPT_5f_Template5-subtitle" style:display-name="PPT_Template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5-title" style:display-name="PPT_Template5-title" style:family="presentation">
      <style:graphic-properties draw:stroke="none" draw:fill="none" draw:textarea-vertical-align="middle">
        <text:list-style style:name="PPT_5f_Template5-title" style:display-name="PPT_Template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6-background" style:display-name="PPT_Template6-background" style:family="presentation">
      <style:graphic-properties draw:stroke="none" draw:fill="solid" draw:fill-color="#ffffff"/>
      <style:text-properties style:letter-kerning="true"/>
    </style:style>
    <style:style style:name="PPT_5f_Template6-backgroundobjects" style:display-name="PPT_Template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6-notes" style:display-name="PPT_Template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6-outline1" style:display-name="PPT_Template6-outline1" style:family="presentation">
      <style:graphic-properties draw:stroke="none" draw:fill="none" draw:auto-grow-height="false" draw:fit-to-size="shrink-to-fit">
        <text:list-style style:name="PPT_5f_Template6-outline1" style:display-name="PPT_Template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6-outline2" style:display-name="PPT_Template6-outline2" style:family="presentation" style:parent-style-name="PPT_5f_Template6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6-outline3" style:display-name="PPT_Template6-outline3" style:family="presentation" style:parent-style-name="PPT_5f_Template6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6-outline4" style:display-name="PPT_Template6-outline4" style:family="presentation" style:parent-style-name="PPT_5f_Template6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6-outline5" style:display-name="PPT_Template6-outline5" style:family="presentation" style:parent-style-name="PPT_5f_Template6-outline4">
      <style:paragraph-properties fo:margin-top="0cm" fo:margin-bottom="0.1cm"/>
      <style:text-properties fo:font-size="20pt" style:font-size-asian="20pt" style:font-size-complex="20pt"/>
    </style:style>
    <style:style style:name="PPT_5f_Template6-outline6" style:display-name="PPT_Template6-outline6" style:family="presentation" style:parent-style-name="PPT_5f_Template6-outline5">
      <style:paragraph-properties fo:margin-top="0cm" fo:margin-bottom="0.1cm"/>
      <style:text-properties fo:font-size="20pt" style:font-size-asian="20pt" style:font-size-complex="20pt"/>
    </style:style>
    <style:style style:name="PPT_5f_Template6-outline7" style:display-name="PPT_Template6-outline7" style:family="presentation" style:parent-style-name="PPT_5f_Template6-outline6">
      <style:paragraph-properties fo:margin-top="0cm" fo:margin-bottom="0.1cm"/>
      <style:text-properties fo:font-size="20pt" style:font-size-asian="20pt" style:font-size-complex="20pt"/>
    </style:style>
    <style:style style:name="PPT_5f_Template6-outline8" style:display-name="PPT_Template6-outline8" style:family="presentation" style:parent-style-name="PPT_5f_Template6-outline7">
      <style:paragraph-properties fo:margin-top="0cm" fo:margin-bottom="0.1cm"/>
      <style:text-properties fo:font-size="20pt" style:font-size-asian="20pt" style:font-size-complex="20pt"/>
    </style:style>
    <style:style style:name="PPT_5f_Template6-outline9" style:display-name="PPT_Template6-outline9" style:family="presentation" style:parent-style-name="PPT_5f_Template6-outline8">
      <style:paragraph-properties fo:margin-top="0cm" fo:margin-bottom="0.1cm"/>
      <style:text-properties fo:font-size="20pt" style:font-size-asian="20pt" style:font-size-complex="20pt"/>
    </style:style>
    <style:style style:name="PPT_5f_Template6-subtitle" style:display-name="PPT_Template6-subtitle" style:family="presentation">
      <style:graphic-properties draw:stroke="none" draw:fill="none" draw:textarea-vertical-align="middle">
        <text:list-style style:name="PPT_5f_Template6-subtitle" style:display-name="PPT_Template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6-title" style:display-name="PPT_Template6-title" style:family="presentation">
      <style:graphic-properties draw:stroke="none" draw:fill="none" draw:textarea-vertical-align="middle">
        <text:list-style style:name="PPT_5f_Template6-title" style:display-name="PPT_Template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7-background" style:display-name="PPT_Template7-background" style:family="presentation">
      <style:graphic-properties draw:stroke="none" draw:fill="solid" draw:fill-color="#ffffff"/>
      <style:text-properties style:letter-kerning="true"/>
    </style:style>
    <style:style style:name="PPT_5f_Template7-backgroundobjects" style:display-name="PPT_Template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7-notes" style:display-name="PPT_Template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7-outline1" style:display-name="PPT_Template7-outline1" style:family="presentation">
      <style:graphic-properties draw:stroke="none" draw:fill="none" draw:auto-grow-height="false" draw:fit-to-size="shrink-to-fit">
        <text:list-style style:name="PPT_5f_Template7-outline1" style:display-name="PPT_Template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7-outline2" style:display-name="PPT_Template7-outline2" style:family="presentation" style:parent-style-name="PPT_5f_Template7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7-outline3" style:display-name="PPT_Template7-outline3" style:family="presentation" style:parent-style-name="PPT_5f_Template7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7-outline4" style:display-name="PPT_Template7-outline4" style:family="presentation" style:parent-style-name="PPT_5f_Template7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7-outline5" style:display-name="PPT_Template7-outline5" style:family="presentation" style:parent-style-name="PPT_5f_Template7-outline4">
      <style:paragraph-properties fo:margin-top="0cm" fo:margin-bottom="0.1cm"/>
      <style:text-properties fo:font-size="20pt" style:font-size-asian="20pt" style:font-size-complex="20pt"/>
    </style:style>
    <style:style style:name="PPT_5f_Template7-outline6" style:display-name="PPT_Template7-outline6" style:family="presentation" style:parent-style-name="PPT_5f_Template7-outline5">
      <style:paragraph-properties fo:margin-top="0cm" fo:margin-bottom="0.1cm"/>
      <style:text-properties fo:font-size="20pt" style:font-size-asian="20pt" style:font-size-complex="20pt"/>
    </style:style>
    <style:style style:name="PPT_5f_Template7-outline7" style:display-name="PPT_Template7-outline7" style:family="presentation" style:parent-style-name="PPT_5f_Template7-outline6">
      <style:paragraph-properties fo:margin-top="0cm" fo:margin-bottom="0.1cm"/>
      <style:text-properties fo:font-size="20pt" style:font-size-asian="20pt" style:font-size-complex="20pt"/>
    </style:style>
    <style:style style:name="PPT_5f_Template7-outline8" style:display-name="PPT_Template7-outline8" style:family="presentation" style:parent-style-name="PPT_5f_Template7-outline7">
      <style:paragraph-properties fo:margin-top="0cm" fo:margin-bottom="0.1cm"/>
      <style:text-properties fo:font-size="20pt" style:font-size-asian="20pt" style:font-size-complex="20pt"/>
    </style:style>
    <style:style style:name="PPT_5f_Template7-outline9" style:display-name="PPT_Template7-outline9" style:family="presentation" style:parent-style-name="PPT_5f_Template7-outline8">
      <style:paragraph-properties fo:margin-top="0cm" fo:margin-bottom="0.1cm"/>
      <style:text-properties fo:font-size="20pt" style:font-size-asian="20pt" style:font-size-complex="20pt"/>
    </style:style>
    <style:style style:name="PPT_5f_Template7-subtitle" style:display-name="PPT_Template7-subtitle" style:family="presentation">
      <style:graphic-properties draw:stroke="none" draw:fill="none" draw:textarea-vertical-align="middle">
        <text:list-style style:name="PPT_5f_Template7-subtitle" style:display-name="PPT_Template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7-title" style:display-name="PPT_Template7-title" style:family="presentation">
      <style:graphic-properties draw:stroke="none" draw:fill="none" draw:textarea-vertical-align="middle">
        <text:list-style style:name="PPT_5f_Template7-title" style:display-name="PPT_Template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8-background" style:display-name="PPT_Template8-background" style:family="presentation">
      <style:graphic-properties draw:stroke="none" draw:fill="solid" draw:fill-color="#ffffff"/>
      <style:text-properties style:letter-kerning="true"/>
    </style:style>
    <style:style style:name="PPT_5f_Template8-backgroundobjects" style:display-name="PPT_Template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8-notes" style:display-name="PPT_Template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8-outline1" style:display-name="PPT_Template8-outline1" style:family="presentation">
      <style:graphic-properties draw:stroke="none" draw:fill="none" draw:auto-grow-height="false" draw:fit-to-size="shrink-to-fit">
        <text:list-style style:name="PPT_5f_Template8-outline1" style:display-name="PPT_Template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8-outline2" style:display-name="PPT_Template8-outline2" style:family="presentation" style:parent-style-name="PPT_5f_Template8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8-outline3" style:display-name="PPT_Template8-outline3" style:family="presentation" style:parent-style-name="PPT_5f_Template8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8-outline4" style:display-name="PPT_Template8-outline4" style:family="presentation" style:parent-style-name="PPT_5f_Template8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8-outline5" style:display-name="PPT_Template8-outline5" style:family="presentation" style:parent-style-name="PPT_5f_Template8-outline4">
      <style:paragraph-properties fo:margin-top="0cm" fo:margin-bottom="0.1cm"/>
      <style:text-properties fo:font-size="20pt" style:font-size-asian="20pt" style:font-size-complex="20pt"/>
    </style:style>
    <style:style style:name="PPT_5f_Template8-outline6" style:display-name="PPT_Template8-outline6" style:family="presentation" style:parent-style-name="PPT_5f_Template8-outline5">
      <style:paragraph-properties fo:margin-top="0cm" fo:margin-bottom="0.1cm"/>
      <style:text-properties fo:font-size="20pt" style:font-size-asian="20pt" style:font-size-complex="20pt"/>
    </style:style>
    <style:style style:name="PPT_5f_Template8-outline7" style:display-name="PPT_Template8-outline7" style:family="presentation" style:parent-style-name="PPT_5f_Template8-outline6">
      <style:paragraph-properties fo:margin-top="0cm" fo:margin-bottom="0.1cm"/>
      <style:text-properties fo:font-size="20pt" style:font-size-asian="20pt" style:font-size-complex="20pt"/>
    </style:style>
    <style:style style:name="PPT_5f_Template8-outline8" style:display-name="PPT_Template8-outline8" style:family="presentation" style:parent-style-name="PPT_5f_Template8-outline7">
      <style:paragraph-properties fo:margin-top="0cm" fo:margin-bottom="0.1cm"/>
      <style:text-properties fo:font-size="20pt" style:font-size-asian="20pt" style:font-size-complex="20pt"/>
    </style:style>
    <style:style style:name="PPT_5f_Template8-outline9" style:display-name="PPT_Template8-outline9" style:family="presentation" style:parent-style-name="PPT_5f_Template8-outline8">
      <style:paragraph-properties fo:margin-top="0cm" fo:margin-bottom="0.1cm"/>
      <style:text-properties fo:font-size="20pt" style:font-size-asian="20pt" style:font-size-complex="20pt"/>
    </style:style>
    <style:style style:name="PPT_5f_Template8-subtitle" style:display-name="PPT_Template8-subtitle" style:family="presentation">
      <style:graphic-properties draw:stroke="none" draw:fill="none" draw:textarea-vertical-align="middle">
        <text:list-style style:name="PPT_5f_Template8-subtitle" style:display-name="PPT_Template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8-title" style:display-name="PPT_Template8-title" style:family="presentation">
      <style:graphic-properties draw:stroke="none" draw:fill="none" draw:textarea-vertical-align="middle">
        <text:list-style style:name="PPT_5f_Template8-title" style:display-name="PPT_Template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9-background" style:display-name="PPT_Template9-background" style:family="presentation">
      <style:graphic-properties draw:stroke="none" draw:fill="solid" draw:fill-color="#ffffff"/>
      <style:text-properties style:letter-kerning="true"/>
    </style:style>
    <style:style style:name="PPT_5f_Template9-backgroundobjects" style:display-name="PPT_Template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9-notes" style:display-name="PPT_Template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9-outline1" style:display-name="PPT_Template9-outline1" style:family="presentation">
      <style:graphic-properties draw:stroke="none" draw:fill="none" draw:auto-grow-height="false" draw:fit-to-size="shrink-to-fit">
        <text:list-style style:name="PPT_5f_Template9-outline1" style:display-name="PPT_Template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9-outline2" style:display-name="PPT_Template9-outline2" style:family="presentation" style:parent-style-name="PPT_5f_Template9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9-outline3" style:display-name="PPT_Template9-outline3" style:family="presentation" style:parent-style-name="PPT_5f_Template9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9-outline4" style:display-name="PPT_Template9-outline4" style:family="presentation" style:parent-style-name="PPT_5f_Template9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9-outline5" style:display-name="PPT_Template9-outline5" style:family="presentation" style:parent-style-name="PPT_5f_Template9-outline4">
      <style:paragraph-properties fo:margin-top="0cm" fo:margin-bottom="0.1cm"/>
      <style:text-properties fo:font-size="20pt" style:font-size-asian="20pt" style:font-size-complex="20pt"/>
    </style:style>
    <style:style style:name="PPT_5f_Template9-outline6" style:display-name="PPT_Template9-outline6" style:family="presentation" style:parent-style-name="PPT_5f_Template9-outline5">
      <style:paragraph-properties fo:margin-top="0cm" fo:margin-bottom="0.1cm"/>
      <style:text-properties fo:font-size="20pt" style:font-size-asian="20pt" style:font-size-complex="20pt"/>
    </style:style>
    <style:style style:name="PPT_5f_Template9-outline7" style:display-name="PPT_Template9-outline7" style:family="presentation" style:parent-style-name="PPT_5f_Template9-outline6">
      <style:paragraph-properties fo:margin-top="0cm" fo:margin-bottom="0.1cm"/>
      <style:text-properties fo:font-size="20pt" style:font-size-asian="20pt" style:font-size-complex="20pt"/>
    </style:style>
    <style:style style:name="PPT_5f_Template9-outline8" style:display-name="PPT_Template9-outline8" style:family="presentation" style:parent-style-name="PPT_5f_Template9-outline7">
      <style:paragraph-properties fo:margin-top="0cm" fo:margin-bottom="0.1cm"/>
      <style:text-properties fo:font-size="20pt" style:font-size-asian="20pt" style:font-size-complex="20pt"/>
    </style:style>
    <style:style style:name="PPT_5f_Template9-outline9" style:display-name="PPT_Template9-outline9" style:family="presentation" style:parent-style-name="PPT_5f_Template9-outline8">
      <style:paragraph-properties fo:margin-top="0cm" fo:margin-bottom="0.1cm"/>
      <style:text-properties fo:font-size="20pt" style:font-size-asian="20pt" style:font-size-complex="20pt"/>
    </style:style>
    <style:style style:name="PPT_5f_Template9-subtitle" style:display-name="PPT_Template9-subtitle" style:family="presentation">
      <style:graphic-properties draw:stroke="none" draw:fill="none" draw:textarea-vertical-align="middle">
        <text:list-style style:name="PPT_5f_Template9-subtitle" style:display-name="PPT_Template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9-title" style:display-name="PPT_Template9-title" style:family="presentation">
      <style:graphic-properties draw:stroke="none" draw:fill="none" draw:textarea-vertical-align="middle">
        <text:list-style style:name="PPT_5f_Template9-title" style:display-name="PPT_Template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10-background" style:display-name="PPT_Template10-background" style:family="presentation">
      <style:graphic-properties draw:stroke="none" draw:fill="solid" draw:fill-color="#ffffff"/>
      <style:text-properties style:letter-kerning="true"/>
    </style:style>
    <style:style style:name="PPT_5f_Template10-backgroundobjects" style:display-name="PPT_Template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10-notes" style:display-name="PPT_Template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10-outline1" style:display-name="PPT_Template10-outline1" style:family="presentation">
      <style:graphic-properties draw:stroke="none" draw:fill="none" draw:auto-grow-height="false" draw:fit-to-size="shrink-to-fit">
        <text:list-style style:name="PPT_5f_Template10-outline1" style:display-name="PPT_Template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10-outline2" style:display-name="PPT_Template10-outline2" style:family="presentation" style:parent-style-name="PPT_5f_Template10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10-outline3" style:display-name="PPT_Template10-outline3" style:family="presentation" style:parent-style-name="PPT_5f_Template10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10-outline4" style:display-name="PPT_Template10-outline4" style:family="presentation" style:parent-style-name="PPT_5f_Template10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10-outline5" style:display-name="PPT_Template10-outline5" style:family="presentation" style:parent-style-name="PPT_5f_Template10-outline4">
      <style:paragraph-properties fo:margin-top="0cm" fo:margin-bottom="0.1cm"/>
      <style:text-properties fo:font-size="20pt" style:font-size-asian="20pt" style:font-size-complex="20pt"/>
    </style:style>
    <style:style style:name="PPT_5f_Template10-outline6" style:display-name="PPT_Template10-outline6" style:family="presentation" style:parent-style-name="PPT_5f_Template10-outline5">
      <style:paragraph-properties fo:margin-top="0cm" fo:margin-bottom="0.1cm"/>
      <style:text-properties fo:font-size="20pt" style:font-size-asian="20pt" style:font-size-complex="20pt"/>
    </style:style>
    <style:style style:name="PPT_5f_Template10-outline7" style:display-name="PPT_Template10-outline7" style:family="presentation" style:parent-style-name="PPT_5f_Template10-outline6">
      <style:paragraph-properties fo:margin-top="0cm" fo:margin-bottom="0.1cm"/>
      <style:text-properties fo:font-size="20pt" style:font-size-asian="20pt" style:font-size-complex="20pt"/>
    </style:style>
    <style:style style:name="PPT_5f_Template10-outline8" style:display-name="PPT_Template10-outline8" style:family="presentation" style:parent-style-name="PPT_5f_Template10-outline7">
      <style:paragraph-properties fo:margin-top="0cm" fo:margin-bottom="0.1cm"/>
      <style:text-properties fo:font-size="20pt" style:font-size-asian="20pt" style:font-size-complex="20pt"/>
    </style:style>
    <style:style style:name="PPT_5f_Template10-outline9" style:display-name="PPT_Template10-outline9" style:family="presentation" style:parent-style-name="PPT_5f_Template10-outline8">
      <style:paragraph-properties fo:margin-top="0cm" fo:margin-bottom="0.1cm"/>
      <style:text-properties fo:font-size="20pt" style:font-size-asian="20pt" style:font-size-complex="20pt"/>
    </style:style>
    <style:style style:name="PPT_5f_Template10-subtitle" style:display-name="PPT_Template10-subtitle" style:family="presentation">
      <style:graphic-properties draw:stroke="none" draw:fill="none" draw:textarea-vertical-align="middle">
        <text:list-style style:name="PPT_5f_Template10-subtitle" style:display-name="PPT_Template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10-title" style:display-name="PPT_Template10-title" style:family="presentation">
      <style:graphic-properties draw:stroke="none" draw:fill="none" draw:textarea-vertical-align="middle">
        <text:list-style style:name="PPT_5f_Template10-title" style:display-name="PPT_Template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32cm" fo:page-height="11.4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2f2f2" draw:textarea-vertical-align="middle" draw:auto-grow-height="false" draw:fit-to-size="false" fo:padding-top="0.095cm" fo:padding-bottom="0.095cm" fo:padding-left="0.19cm" fo:padding-right="0.19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no-wrap"/>
    </style:style>
    <style:style style:name="Mgr6" style:family="graphic" style:parent-style-name="standard">
      <style:graphic-properties draw:stroke="solid" svg:stroke-width="0.106cm" svg:stroke-color="#ff85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93d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fo:padding-top="0.095cm" fo:padding-bottom="0.095cm" fo:padding-left="0.19cm" fo:padding-right="0.19cm" fo:wrap-option="wrap"/>
    </style:style>
    <style:style style:name="M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10%" draw:gamma="100%" draw:red="0%" draw:green="0%" draw:blue="0%" fo:clip="rect(0cm, 0cm, 0cm, 0cm)" draw:image-opacity="100%" style:mirror="none"/>
    </style:style>
    <style:style style:name="Mgr13" style:family="graphic" style:parent-style-name="standard">
      <style:graphic-properties draw:stroke="none" svg:stroke-width="0cm" draw:fill="solid" draw:fill-color="#d9d9d9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623cm, 0cm, 0cm)" draw:image-opacity="100%" style:mirror="none"/>
    </style:style>
    <style:style style:name="Mpr1" style:family="presentation" style:parent-style-name="PPT_5f_Templat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" style:family="presentation" style:parent-style-name="PPT_5f_Templat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Mpr3" style:family="presentation" style:parent-style-name="PPT_5f_Template-backgroundobjects">
      <style:graphic-properties draw:stroke="none" draw:fill="none" draw:fill-color="#ffffff" draw:auto-grow-height="false" fo:min-height="0.788cm"/>
    </style:style>
    <style:style style:name="Mpr4" style:family="presentation" style:parent-style-name="PPT_5f_Template-backgroundobjects">
      <style:graphic-properties draw:stroke="none" draw:fill="none" draw:fill-color="#ffffff" draw:auto-grow-height="false" fo:min-height="1.485cm"/>
    </style:style>
    <style:style style:name="Mpr5" style:family="presentation" style:parent-style-name="PPT_5f_Templat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PPT_5f_Template1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508cm" fo:wrap-option="wrap"/>
    </style:style>
    <style:style style:name="Mpr7" style:family="presentation" style:parent-style-name="PPT_5f_Template1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508cm" fo:wrap-option="wrap"/>
    </style:style>
    <style:style style:name="Mpr8" style:family="presentation" style:parent-style-name="PPT_5f_Template1-backgroundobjects">
      <style:graphic-properties draw:stroke="none" draw:fill="none" draw:fill-color="#ffffff" draw:auto-grow-height="false" fo:min-height="1.485cm"/>
    </style:style>
    <style:style style:name="Mpr9" style:family="presentation" style:parent-style-name="PPT_5f_Template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PPT_5f_Template2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11" style:family="presentation" style:parent-style-name="PPT_5f_Template2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12" style:family="presentation" style:parent-style-name="PPT_5f_Template2-backgroundobjects">
      <style:graphic-properties draw:stroke="none" draw:fill="none" draw:fill-color="#ffffff" draw:auto-grow-height="false" fo:min-height="1.485cm"/>
    </style:style>
    <style:style style:name="Mpr13" style:family="presentation" style:parent-style-name="PPT_5f_Template2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PPT_5f_Template3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15" style:family="presentation" style:parent-style-name="PPT_5f_Template3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16" style:family="presentation" style:parent-style-name="PPT_5f_Template3-backgroundobjects">
      <style:graphic-properties draw:stroke="none" draw:fill="none" draw:fill-color="#ffffff" draw:auto-grow-height="false" fo:min-height="1.485cm"/>
    </style:style>
    <style:style style:name="Mpr17" style:family="presentation" style:parent-style-name="PPT_5f_Template3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PPT_5f_Template4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19" style:family="presentation" style:parent-style-name="PPT_5f_Template4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20" style:family="presentation" style:parent-style-name="PPT_5f_Template4-backgroundobjects">
      <style:graphic-properties draw:stroke="none" draw:fill="none" draw:fill-color="#ffffff" draw:auto-grow-height="false" fo:min-height="1.485cm"/>
    </style:style>
    <style:style style:name="Mpr21" style:family="presentation" style:parent-style-name="PPT_5f_Template4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PPT_5f_Template5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3" style:family="presentation" style:parent-style-name="PPT_5f_Template5-outline1">
      <style:graphic-properties draw:stroke="none" svg:stroke-width="0cm" draw:fill="none" draw:textarea-vertical-align="middle" draw:auto-grow-height="false" draw:fit-to-size="shrink-to-fit" fo:min-height="6.629cm" fo:padding-top="0.095cm" fo:padding-bottom="0.095cm" fo:padding-left="0.19cm" fo:padding-right="0.19cm" fo:wrap-option="wrap"/>
    </style:style>
    <style:style style:name="Mpr24" style:family="presentation" style:parent-style-name="PPT_5f_Template5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25" style:family="presentation" style:parent-style-name="PPT_5f_Template5-backgroundobjects">
      <style:graphic-properties draw:stroke="none" draw:fill="none" draw:fill-color="#ffffff" draw:auto-grow-height="false" fo:min-height="1.485cm"/>
    </style:style>
    <style:style style:name="Mpr26" style:family="presentation" style:parent-style-name="PPT_5f_Template5-backgroundobjects">
      <style:graphic-properties draw:stroke="none" draw:fill="none" draw:fill-color="#ffffff" draw:textarea-vertical-align="bottom" draw:auto-grow-height="false" fo:min-height="1.485cm"/>
    </style:style>
    <style:style style:name="Mpr27" style:family="presentation" style:parent-style-name="PPT_5f_Template6-outline1">
      <style:graphic-properties draw:stroke="none" svg:stroke-width="0cm" draw:fill="none" draw:textarea-vertical-align="top" draw:auto-grow-height="false" draw:fit-to-size="shrink-to-fit" fo:min-height="6.629cm" fo:padding-top="0.095cm" fo:padding-bottom="0.095cm" fo:padding-left="0.19cm" fo:padding-right="0.19cm" fo:wrap-option="wrap"/>
    </style:style>
    <style:style style:name="Mpr28" style:family="presentation" style:parent-style-name="PPT_5f_Template6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9" style:family="presentation" style:parent-style-name="PPT_5f_Template6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30" style:family="presentation" style:parent-style-name="PPT_5f_Template6-backgroundobjects">
      <style:graphic-properties draw:stroke="none" draw:fill="none" draw:fill-color="#ffffff" draw:auto-grow-height="false" fo:min-height="1.485cm"/>
    </style:style>
    <style:style style:name="Mpr31" style:family="presentation" style:parent-style-name="PPT_5f_Template6-backgroundobjects">
      <style:graphic-properties draw:stroke="none" draw:fill="none" draw:fill-color="#ffffff" draw:textarea-vertical-align="bottom" draw:auto-grow-height="false" fo:min-height="1.485cm"/>
    </style:style>
    <style:style style:name="Mpr32" style:family="presentation" style:parent-style-name="PPT_5f_Template7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33" style:family="presentation" style:parent-style-name="PPT_5f_Template7-backgroundobjects">
      <style:graphic-properties draw:stroke="none" draw:fill="none" draw:fill-color="#ffffff" draw:auto-grow-height="false" fo:min-height="1.485cm"/>
    </style:style>
    <style:style style:name="Mpr34" style:family="presentation" style:parent-style-name="PPT_5f_Template7-backgroundobjects">
      <style:graphic-properties draw:stroke="none" draw:fill="none" draw:fill-color="#ffffff" draw:textarea-vertical-align="bottom" draw:auto-grow-height="false" fo:min-height="1.485cm"/>
    </style:style>
    <style:style style:name="Mpr35" style:family="presentation" style:parent-style-name="PPT_5f_Template8-backgroundobjects">
      <style:graphic-properties draw:stroke="none" draw:fill="none" draw:fill-color="#ffffff" draw:auto-grow-height="false" fo:min-height="1.485cm"/>
    </style:style>
    <style:style style:name="Mpr36" style:family="presentation" style:parent-style-name="PPT_5f_Template8-backgroundobjects">
      <style:graphic-properties draw:stroke="none" draw:fill="none" draw:fill-color="#ffffff" draw:textarea-vertical-align="bottom" draw:auto-grow-height="false" fo:min-height="1.485cm"/>
    </style:style>
    <style:style style:name="Mpr37" style:family="presentation" style:parent-style-name="PPT_5f_Template9-backgroundobjects">
      <style:graphic-properties draw:stroke="none" draw:fill="none" draw:fill-color="#ffffff" draw:auto-grow-height="false" fo:min-height="1.485cm"/>
    </style:style>
    <style:style style:name="Mpr38" style:family="presentation" style:parent-style-name="PPT_5f_Template9-backgroundobjects">
      <style:graphic-properties draw:stroke="none" draw:fill="none" draw:fill-color="#ffffff" draw:textarea-vertical-align="bottom" draw:auto-grow-height="false" fo:min-height="1.485cm"/>
    </style:style>
    <style:style style:name="Mpr39" style:family="presentation" style:parent-style-name="PPT_5f_Template10-backgroundobjects">
      <style:graphic-properties draw:stroke="none" draw:fill="none" draw:fill-color="#ffffff" draw:auto-grow-height="false" fo:min-height="1.485cm"/>
    </style:style>
    <style:style style:name="Mpr40" style:family="presentation" style:parent-style-name="PPT_5f_Template1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style:paragraph-properties fo:text-align="start" style:font-independent-line-spacing="true"/>
      <style:text-properties fo:font-size="12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style:paragraph-properties fo:text-align="start" style:font-independent-line-spacing="true"/>
      <style:text-properties fo:font-size="20pt"/>
    </style:style>
    <style:style style:name="MP9" style:family="paragraph">
      <style:paragraph-properties fo:text-align="start"/>
    </style:style>
    <style:style style:name="MP10" style:family="paragraph">
      <style:paragraph-properties fo:margin-left="0.711cm" fo:margin-right="0cm" fo:text-indent="-0.71cm">
        <style:tab-stops>
          <style:tab-stop style:position="0cm"/>
        </style:tab-stops>
      </style:paragraph-properties>
    </style:style>
    <style:style style:name="MP11" style:family="paragraph">
      <style:paragraph-properties fo:text-align="start" style:font-independent-line-spacing="true"/>
      <style:text-properties fo:font-size="16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style:paragraph-properties fo:text-align="center"/>
    </style:style>
    <style:style style:name="MP14" style:family="paragraph">
      <style:paragraph-properties fo:text-align="center"/>
      <style:text-properties fo:font-size="14pt" style:font-size-asian="14pt" style:font-size-complex="14pt"/>
    </style:style>
    <style:style style:name="MP15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16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7" style:family="paragraph">
      <style:paragraph-properties fo:margin-left="0cm" fo:margin-right="0cm" fo:margin-top="0.07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074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text-indent="0cm"/>
    </style:style>
    <style:style style:name="MP20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hyphenate="false"/>
    </style:style>
    <style:style style:name="MP22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  <style:text-properties fo:hyphenate="false"/>
    </style:style>
    <style:style style:name="MP23" style:family="paragraph">
      <style:paragraph-properties fo:margin-left="0cm" fo:margin-right="0cm" fo:margin-top="0.071cm" fo:margin-bottom="0cm" fo:line-height="100%" fo:text-align="start" fo:text-indent="0cm" style:punctuation-wrap="hanging" style:writing-mode="lr-tb"/>
      <style:text-properties fo:hyphenate="false"/>
    </style:style>
    <style:style style:name="MP24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26" style:family="paragraph">
      <style:paragraph-properties fo:margin-left="0cm" fo:margin-right="0cm" fo:margin-top="0.035cm" fo:margin-bottom="0.035cm" fo:line-height="100%" fo:text-align="center" fo:text-indent="0cm" style:punctuation-wrap="hanging" style:writing-mode="lr-tb">
        <style:tab-stops>
          <style:tab-stop style:position="0cm"/>
          <style:tab-stop style:position="0.705cm"/>
          <style:tab-stop style:position="1.898cm"/>
          <style:tab-stop style:position="2.847cm"/>
          <style:tab-stop style:position="3.796cm"/>
          <style:tab-stop style:position="4.745cm"/>
          <style:tab-stop style:position="5.694cm"/>
          <style:tab-stop style:position="6.643cm"/>
          <style:tab-stop style:position="7.592cm"/>
          <style:tab-stop style:position="8.541cm"/>
          <style:tab-stop style:position="9.49cm"/>
          <style:tab-stop style:position="10.439cm"/>
          <style:tab-stop style:position="11.388cm"/>
          <style:tab-stop style:position="12.337cm"/>
          <style:tab-stop style:position="13.286cm"/>
          <style:tab-stop style:position="14.235cm"/>
          <style:tab-stop style:position="15.184cm"/>
          <style:tab-stop style:position="16.133cm"/>
          <style:tab-stop style:position="17.082cm"/>
          <style:tab-stop style:position="18.031cm"/>
          <style:tab-stop style:position="18.98cm"/>
        </style:tab-stops>
      </style:paragraph-properties>
      <style:text-properties fo:hyphenate="false"/>
    </style:style>
    <style:style style:name="MP27" style:family="paragraph">
      <style:paragraph-properties fo:margin-left="0cm" fo:margin-right="0cm" fo:margin-top="0.527cm" fo:margin-bottom="0cm" fo:line-height="100%" fo:text-align="center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f1a17" style:text-line-through-style="none" style:text-line-through-type="none" style:text-position="0% 100%" style:font-name="Century Gothic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1f1a17" style:text-line-through-style="none" style:text-line-through-type="none" style:text-position="0% 100%" style:font-name="Century Gothic" fo:font-size="8pt" fo:letter-spacing="normal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MT6" style:family="text">
      <style:text-properties fo:font-variant="normal" fo:text-transform="none" fo:color="#8b8b8b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1f1a17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1f1a17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1f1a17" style:text-line-through-style="none" style:text-line-through-type="none" style:text-position="0% 100%" style:font-name="Century Gothic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font-variant="normal" fo:text-transform="none" fo:color="#1f1a17" style:text-line-through-style="none" style:text-line-through-type="none" style:text-position="0% 100%" style:font-name="Century Gothic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11" style:family="text">
      <style:text-properties fo:font-variant="normal" fo:text-transform="none" fo:color="#1f1a17" style:text-line-through-style="none" style:text-line-through-type="none" style:text-position="0% 100%" style:font-name="Century Gothic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12" style:family="text">
      <style:text-properties fo:font-variant="normal" fo:text-transform="none" fo:color="#0093dd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font-variant="normal" fo:text-transform="none" fo:color="#0093dd" style:text-line-through-style="none" style:text-line-through-type="none" style:text-position="0% 100%" style:font-name="Century Gothic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4" style:family="text">
      <style:text-properties fo:font-variant="normal" fo:text-transform="none" fo:color="#0093dd" style:text-line-through-style="none" style:text-line-through-type="none" style:text-position="0% 100%" style:font-name="Century Gothic3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entury Gothic3" fo:font-size="9pt" fo:letter-spacing="normal" fo:font-style="normal" style:text-underline-style="none" fo:font-weight="normal" style:font-size-asian="9pt" style:font-style-asian="normal" style:font-weight-asian="normal" style:font-name-complex="Century Gothic3" style:font-size-complex="9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7" style:family="text">
      <style:text-properties fo:font-variant="normal" fo:text-transform="none" fo:color="#383431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8" style:family="text">
      <style:text-properties fo:font-variant="normal" fo:text-transform="none" fo:color="#ff85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9" style:family="text">
      <style:text-properties fo:font-variant="normal" fo:text-transform="none" fo:color="#0093dd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20" style:family="text">
      <style:text-properties fo:font-variant="normal" fo:text-transform="none" fo:color="#0093dd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">
        <style:list-level-properties text:space-before="2.845cm" text:min-label-width="0.473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">
        <style:list-level-properties text:space-before="2.845cm" text:min-label-width="0.473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5" text:bullet-char="">
        <style:list-level-properties text:space-before="3.794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PPT_5f_Template" style:display-name="PPT_Template" style:page-layout-name="PM1" draw:style-name="Mdp1">
      <office:forms form:automatic-focus="false" form:apply-design-mode="false"/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Picture 8" draw:style-name="Mgr4" draw:text-style-name="MP4" draw:layer="backgroundobjects" svg:width="5.111cm" svg:height="5.333cm" svg:x="1.27cm" svg:y="0cm">
        <draw:image xlink:href="Pictures/10000000000002E200000302F74EA77ABBF77873.jpg" xlink:type="simple" xlink:show="embed" xlink:actuate="onLoad">
          <text:p/>
        </draw:image>
      </draw:frame>
      <draw:frame draw:name="Title 1" presentation:style-name="Mpr1" draw:text-style-name="MP8" draw:layer="backgroundobjects" svg:width="18.414cm" svg:height="1.269cm" svg:x="1.905cm" svg:y="5.715cm" presentation:class="title" presentation:user-transformed="true">
        <draw:text-box>
          <text:p text:style-name="MP7"><text:span text:style-name="MT3">Click to edit the title text formatPresentation Title</text:span></text:p>
        </draw:text-box>
      </draw:frame>
      <draw:frame draw:name="Text Placeholder 10" presentation:style-name="Mpr2" draw:text-style-name="MP11" draw:layer="backgroundobjects" svg:width="14.604cm" svg:height="1.057cm" svg:x="1.905cm" svg:y="6.985cm" presentation:class="outline" presentation:user-transformed="true">
        <draw:text-box>
          <text:list text:style-name="ML2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  <text:list>
                                    <text:list-item>
                                      <text:p text:style-name="MP10"><text:span text:style-name="MT4">Seventh Outline LevelSub Titl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Footer Placeholder 4" draw:style-name="Mgr8" draw:text-style-name="MP6" draw:layer="backgroundobjects" svg:width="7.111cm" svg:height="0.38cm" svg:x="6.604cm" svg:y="10.837cm">
        <text:p text:style-name="MP12"><text:span text:style-name="MT5">Copyright © 2019, Global Edge Software Lt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9" draw:text-style-name="MP13" draw:layer="backgroundobjects" svg:width="6.4cm" svg:height="1.877cm" svg:x="13.2cm" svg:y="3.123cm">
        <draw:image xlink:href="Pictures/1000020100001150000005146A95512B0207AAB1.png" xlink:type="simple" xlink:show="embed" xlink:actuate="onLoad">
          <text:p/>
        </draw:image>
      </draw:frame>
      <draw:frame presentation:style-name="Mpr3" draw:text-style-name="MP14" draw:layer="backgroundobjects" svg:width="6.44cm" svg:height="0.787cm" svg:x="6.949cm" svg:y="10.412cm" presentation:class="footer">
        <draw:text-box>
          <text:p text:style-name="MP14"><text:span text:style-name="MT1"><presentation:footer/></text:span></text:p>
        </draw:text-box>
      </draw:frame>
      <presentation:notes style:page-layout-name="PM0">
        <draw:page-thumbnail presentation:style-name="PPT_5f_Template-title" draw:layer="backgroundobjects" svg:width="14.848cm" svg:height="11.136cm" svg:x="3.075cm" svg:y="2.257cm" presentation:class="page"/>
        <draw:frame presentation:style-name="PPT_5f_Templat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1" style:display-name="PPT_Template1" style:page-layout-name="PM1" draw:style-name="Mdp1">
      <office:forms form:automatic-focus="false" form:apply-design-mode="false"/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6" draw:text-style-name="MP8" draw:layer="backgroundobjects" svg:width="18.414cm" svg:height="1.269cm" svg:x="1.905cm" svg:y="4.233cm" presentation:class="title" presentation:user-transformed="true">
        <draw:text-box>
          <text:p text:style-name="MP15"><text:span text:style-name="MT3">Click to edit the title text formatClick to edit Master title style</text:span></text:p>
        </draw:text-box>
      </draw:frame>
      <draw:frame draw:name="Text Placeholder 2" presentation:style-name="Mpr7" draw:text-style-name="MP11" draw:layer="backgroundobjects" svg:width="17.271cm" svg:height="1.248cm" svg:x="3.048cm" svg:y="5.503cm" presentation:class="outline" presentation:user-transformed="true">
        <draw:text-box>
          <text:list text:style-name="ML2">
            <text:list-item>
              <text:p text:style-name="MP9"><text:span text:style-name="MT6">Click to edit the outline text format</text:span></text:p>
              <text:list>
                <text:list-item>
                  <text:p text:style-name="MP9"><text:span text:style-name="MT6">Second Outline Level</text:span></text:p>
                  <text:list>
                    <text:list-item>
                      <text:p text:style-name="MP9"><text:span text:style-name="MT6">Third Outline Level</text:span></text:p>
                      <text:list>
                        <text:list-item>
                          <text:p text:style-name="MP9"><text:span text:style-name="MT6">Fourth Outline Level</text:span></text:p>
                          <text:list>
                            <text:list-item>
                              <text:p text:style-name="MP9"><text:span text:style-name="MT6">Fifth Outline Level</text:span></text:p>
                              <text:list>
                                <text:list-item>
                                  <text:p text:style-name="MP9"><text:span text:style-name="MT6">Sixth Outline Level</text:span></text:p>
                                  <text:list>
                                    <text:list-item>
                                      <text:p text:style-name="MP16"><text:span text:style-name="MT6">Seventh Outline LevelEdit Master text styl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PPT_5f_Template1-title" draw:layer="backgroundobjects" svg:width="19.798cm" svg:height="11.136cm" svg:x="0.6cm" svg:y="2.257cm" presentation:class="page"/>
        <draw:frame presentation:style-name="PPT_5f_Template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2" style:display-name="PPT_Template2" style:page-layout-name="PM1" draw:style-name="Mdp1">
      <office:forms form:automatic-focus="false" form:apply-design-mode="false"/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Content Placeholder 2" presentation:style-name="Mpr10" draw:text-style-name="MP11" draw:layer="backgroundobjects" svg:width="19.616cm" svg:height="9.143cm" svg:x="0.347cm" svg:y="1.482cm" presentation:class="outline" presentation:user-transformed="true">
        <draw:text-box>
          <text:list text:style-name="ML4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  <text:list>
                                    <text:list-item>
                                      <text:p><text:span text:style-name="MT7">Seventh Outline LevelEdit Master text styles</text:span></text:p>
                                      <text:list>
                                        <text:list-item>
                                          <text:p><text:span text:style-name="MT8">Second level</text:span></text:p>
                                          <text:list>
                                            <text:list-item>
                                              <text:p><text:span text:style-name="MT9">Third level</text:span></text:p>
                                              <text:list>
                                                <text:list-item>
                                                  <text:p text:style-name="MP17"><text:span text:style-name="MT10">Fourth level</text:span></text:p>
                                                </text:list-item>
                                                <text:list-item>
                                                  <text:p text:style-name="MP18"><text:span text:style-name="MT11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7" presentation:style-name="Mpr11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presentation:notes style:page-layout-name="PM0">
        <draw:page-thumbnail presentation:style-name="PPT_5f_Template2-title" draw:layer="backgroundobjects" svg:width="19.798cm" svg:height="11.136cm" svg:x="0.6cm" svg:y="2.257cm" presentation:class="page"/>
        <draw:frame presentation:style-name="PPT_5f_Template2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3" style:display-name="PPT_Template3" style:page-layout-name="PM1" draw:style-name="Mdp1">
      <office:forms form:automatic-focus="false" form:apply-design-mode="false"/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14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draw:frame draw:name="Content Placeholder 2" presentation:style-name="Mpr15" draw:text-style-name="MP11" draw:layer="backgroundobjects" svg:width="9.651cm" svg:height="9.143cm" svg:x="0.356cm" svg:y="1.473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Edit Master text styles</text:span></text:p>
                                      <text:list>
                                        <text:list-item>
                                          <text:p text:style-name="MP19"><text:span text:style-name="MT8">Second level</text:span></text:p>
                                          <text:list>
                                            <text:list-item>
                                              <text:p text:style-name="MP19"><text:span text:style-name="MT9">Third level</text:span></text:p>
                                              <text:list>
                                                <text:list-item>
                                                  <text:p text:style-name="MP17"><text:span text:style-name="MT10">Fourth level</text:span></text:p>
                                                </text:list-item>
                                                <text:list-item>
                                                  <text:p text:style-name="MP18"><text:span text:style-name="MT11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5" draw:text-style-name="MP11" draw:layer="backgroundobjects" svg:width="9.651cm" svg:height="9.143cm" svg:x="10.313cm" svg:y="1.467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20"><text:span text:style-name="MT7">Seventh Outline Level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2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PPT_5f_Template3-title" draw:layer="backgroundobjects" svg:width="19.798cm" svg:height="11.136cm" svg:x="0.6cm" svg:y="2.257cm" presentation:class="page"/>
        <draw:frame presentation:style-name="PPT_5f_Template3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4" style:display-name="PPT_Template4" style:page-layout-name="PM1" draw:style-name="Mdp1">
      <office:forms form:automatic-focus="false" form:apply-design-mode="false"/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18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draw:frame draw:name="Content Placeholder 2" presentation:style-name="Mpr19" draw:text-style-name="MP11" draw:layer="backgroundobjects" svg:width="19.608cm" svg:height="4.444cm" svg:x="0.356cm" svg:y="1.473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Edit Master text styles</text:span></text:p>
                                      <text:list>
                                        <text:list-item>
                                          <text:p text:style-name="MP19"><text:span text:style-name="MT8">Second level</text:span></text:p>
                                          <text:list>
                                            <text:list-item>
                                              <text:p text:style-name="MP19"><text:span text:style-name="MT9">Third level</text:span></text:p>
                                              <text:list>
                                                <text:list-item>
                                                  <text:p text:style-name="MP17"><text:span text:style-name="MT10">Fourth level</text:span></text:p>
                                                </text:list-item>
                                                <text:list-item>
                                                  <text:p text:style-name="MP18"><text:span text:style-name="MT11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9" draw:text-style-name="MP11" draw:layer="backgroundobjects" svg:width="19.608cm" svg:height="4.444cm" svg:x="0.356cm" svg:y="6.138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20"><text:span text:style-name="MT7">Seventh Outline Level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2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PPT_5f_Template4-title" draw:layer="backgroundobjects" svg:width="19.798cm" svg:height="11.136cm" svg:x="0.6cm" svg:y="2.257cm" presentation:class="page"/>
        <draw:frame presentation:style-name="PPT_5f_Template4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5" style:display-name="PPT_Template5" style:page-layout-name="PM1" draw:style-name="Mdp1">
      <office:forms form:automatic-focus="false" form:apply-design-mode="false"/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22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draw:frame draw:name="Text Placeholder 2" presentation:style-name="Mpr23" draw:text-style-name="MP11" draw:layer="backgroundobjects" svg:width="9.651cm" svg:height="1.057cm" svg:x="0.356cm" svg:y="1.482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  <text:list>
                                    <text:list-item>
                                      <text:p text:style-name="MP16"><text:span text:style-name="MT7">Seventh Outline LevelEdit Master text styl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4" draw:text-style-name="MP3" draw:layer="backgroundobjects" svg:width="9.651cm" svg:height="8.042cm" svg:x="0.356cm" svg:y="2.54cm" presentation:class="outline" presentation:user-transformed="true">
        <draw:text-box>
          <text:list text:style-name="ML2">
            <text:list-item>
              <text:p text:style-name="MP9"><text:span text:style-name="MT8">Click to edit the outline text format</text:span></text:p>
              <text:list>
                <text:list-item>
                  <text:p text:style-name="MP9"><text:span text:style-name="MT8">Second Outline Level</text:span></text:p>
                  <text:list>
                    <text:list-item>
                      <text:p text:style-name="MP9"><text:span text:style-name="MT8">Third Outline Level</text:span></text:p>
                      <text:list>
                        <text:list-item>
                          <text:p text:style-name="MP9"><text:span text:style-name="MT8">Fourth Outline Level</text:span></text:p>
                          <text:list>
                            <text:list-item>
                              <text:p text:style-name="MP9"><text:span text:style-name="MT8">Fifth Outline Level</text:span></text:p>
                              <text:list>
                                <text:list-item>
                                  <text:p text:style-name="MP9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21"><text:span text:style-name="MT8">Seventh Outline LevelEdit Master text styles</text:span></text:p>
            </text:list-item>
          </text:list>
          <text:list text:style-name="ML6">
            <text:list-item>
              <text:list>
                <text:list-item>
                  <text:p text:style-name="MP22"><text:span text:style-name="MT9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7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23" draw:text-style-name="MP11" draw:layer="backgroundobjects" svg:width="9.651cm" svg:height="1.057cm" svg:x="10.3cm" svg:y="1.482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7">Seventh Outline LevelEdit Master text styles</text:span></text:p>
        </draw:text-box>
      </draw:frame>
      <draw:frame draw:name="Content Placeholder 5" presentation:style-name="Mpr24" draw:text-style-name="MP3" draw:layer="backgroundobjects" svg:width="9.651cm" svg:height="8.042cm" svg:x="10.3cm" svg:y="2.54cm" presentation:class="outline" presentation:user-transformed="true">
        <draw:text-box>
          <text:list text:style-name="ML2">
            <text:list-item>
              <text:p text:style-name="MP9"><text:span text:style-name="MT8">Click to edit the outline text format</text:span></text:p>
              <text:list>
                <text:list-item>
                  <text:p text:style-name="MP9"><text:span text:style-name="MT8">Second Outline Level</text:span></text:p>
                  <text:list>
                    <text:list-item>
                      <text:p text:style-name="MP9"><text:span text:style-name="MT8">Third Outline Level</text:span></text:p>
                      <text:list>
                        <text:list-item>
                          <text:p text:style-name="MP9"><text:span text:style-name="MT8">Fourth Outline Level</text:span></text:p>
                          <text:list>
                            <text:list-item>
                              <text:p text:style-name="MP9"><text:span text:style-name="MT8">Fifth Outline Level</text:span></text:p>
                              <text:list>
                                <text:list-item>
                                  <text:p text:style-name="MP9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21"><text:span text:style-name="MT8">Seventh Outline LevelEdit Master text styles</text:span></text:p>
            </text:list-item>
          </text:list>
          <text:list text:style-name="ML6">
            <text:list-item>
              <text:list>
                <text:list-item>
                  <text:p text:style-name="MP22"><text:span text:style-name="MT9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7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PPT_5f_Template5-title" draw:layer="backgroundobjects" svg:width="19.798cm" svg:height="11.136cm" svg:x="0.6cm" svg:y="2.257cm" presentation:class="page"/>
        <draw:frame presentation:style-name="PPT_5f_Template5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6" style:display-name="PPT_Template6" style:page-layout-name="PM1" draw:style-name="Mdp1">
      <office:forms form:automatic-focus="false" form:apply-design-mode="false"/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Content Placeholder 2" presentation:style-name="Mpr27" draw:text-style-name="MP11" draw:layer="backgroundobjects" svg:width="11.683cm" svg:height="8.889cm" svg:x="8.304cm" svg:y="1.482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Edit Master text styles</text:span></text:p>
                                      <text:list>
                                        <text:list-item>
                                          <text:p text:style-name="MP19"><text:span text:style-name="MT8">Second level</text:span></text:p>
                                          <text:list>
                                            <text:list-item>
                                              <text:p text:style-name="MP19"><text:span text:style-name="MT9">Third level</text:span></text:p>
                                              <text:list>
                                                <text:list-item>
                                                  <text:p text:style-name="MP17"><text:span text:style-name="MT10">Fourth level</text:span></text:p>
                                                </text:list-item>
                                                <text:list-item>
                                                  <text:p text:style-name="MP18"><text:span text:style-name="MT11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4" presentation:style-name="Mpr28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draw:frame draw:name="Content Placeholder 6" presentation:style-name="Mpr29" draw:text-style-name="MP11" draw:layer="backgroundobjects" svg:width="7.619cm" svg:height="7.619cm" svg:x="0.356cm" svg:y="2.117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20"><text:span text:style-name="MT7">Seventh Outline LevelClick to insert Chart, Table or Picture</text:span></text:p>
            </text:list-item>
          </text:list>
        </draw:text-box>
      </draw:frame>
      <presentation:notes style:page-layout-name="PM0">
        <draw:page-thumbnail presentation:style-name="PPT_5f_Template6-title" draw:layer="backgroundobjects" svg:width="19.798cm" svg:height="11.136cm" svg:x="0.6cm" svg:y="2.257cm" presentation:class="page"/>
        <draw:frame presentation:style-name="PPT_5f_Template6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7" style:display-name="PPT_Template7" style:page-layout-name="PM1" draw:style-name="Mdp1">
      <office:forms form:automatic-focus="false" form:apply-design-mode="false"/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32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draw:frame presentation:style-name="PPT_5f_Template7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PPT_5f_Template7-title" draw:layer="backgroundobjects" svg:width="19.798cm" svg:height="11.136cm" svg:x="0.6cm" svg:y="2.257cm" presentation:class="page"/>
        <draw:frame presentation:style-name="PPT_5f_Template7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8" style:display-name="PPT_Template8" style:page-layout-name="PM1" draw:style-name="Mdp1">
      <office:forms form:automatic-focus="false" form:apply-design-mode="false"/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presentation:style-name="PPT_5f_Template8-title" draw:layer="backgroundobjects" svg:width="18.287cm" svg:height="1.907cm" svg:x="1.016cm" svg:y="0.456cm" presentation:class="title" presentation:placeholder="true">
        <draw:text-box/>
      </draw:frame>
      <draw:frame presentation:style-name="PPT_5f_Template8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PPT_5f_Template8-title" draw:layer="backgroundobjects" svg:width="19.798cm" svg:height="11.136cm" svg:x="0.6cm" svg:y="2.257cm" presentation:class="page"/>
        <draw:frame presentation:style-name="PPT_5f_Template8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9" style:display-name="PPT_Template9" style:page-layout-name="PM1" draw:style-name="Mdp1">
      <office:forms form:automatic-focus="false" form:apply-design-mode="false"/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10" draw:style-name="Mgr5" draw:text-style-name="MP3" draw:layer="backgroundobjects" svg:width="4.524cm" svg:height="0.425cm" svg:x="7.441cm" svg:y="10.072cm">
        <text:p text:style-name="MP25"><text:span text:style-name="MT13"><text:a xlink:href="http://www.globaledgesoft.com/" xlink:type="simple">www.globaledgesoft.com</text:a></text:span><text:span text:style-name="MT14"><text:a xlink:href="http://www.globaledgesoft.com/" xlink:type="simple"> 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5">
        <draw:g draw:name="Group 19">
          <draw:frame draw:name="Picture 14" draw:style-name="Mgr4" draw:text-style-name="MP4" draw:layer="layout" svg:width="0.762cm" svg:height="0.507cm" svg:x="3.348cm" svg:y="7.46cm">
            <draw:image xlink:href="Pictures/1000000000000113000000B70696343D251B7489.png" xlink:type="simple" xlink:show="embed" xlink:actuate="onLoad">
              <text:p/>
            </draw:image>
          </draw:frame>
          <draw:custom-shape draw:name="Rectangle 16" draw:style-name="Mgr10" draw:text-style-name="MP3" draw:layer="layout" svg:width="5.418cm" svg:height="1.464cm" svg:x="1.02cm" svg:y="8.141cm">
            <text:p text:style-name="MP26"><text:span text:style-name="MT15">Global Village</text:span></text:p>
            <text:p text:style-name="MP26"><text:span text:style-name="MT15">IT SEZ</text:span></text:p>
            <text:p text:style-name="MP26"><text:span text:style-name="MT15">Bangalo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frame draw:name="Picture 17" draw:style-name="Mgr4" draw:text-style-name="MP4" draw:layer="layout" svg:width="0.761cm" svg:height="0.507cm" svg:x="16.214cm" svg:y="7.46cm">
            <draw:image xlink:href="Pictures/1000000000000113000000B70696343D251B7489.png" xlink:type="simple" xlink:show="embed" xlink:actuate="onLoad">
              <text:p/>
            </draw:image>
          </draw:frame>
          <draw:custom-shape draw:name="Rectangle 18" draw:style-name="Mgr10" draw:text-style-name="MP3" draw:layer="layout" svg:width="5.409cm" svg:height="1.464cm" svg:x="13.89cm" svg:y="8.141cm">
            <text:p text:style-name="MP26"><text:span text:style-name="MT15">Raheja Mindspace</text:span></text:p>
            <text:p text:style-name="MP26"><text:span text:style-name="MT15">IT Park</text:span></text:p>
            <text:p text:style-name="MP26"><text:span text:style-name="MT15">Hyderab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>
          <draw:frame draw:name="Picture 24" draw:style-name="Mgr4" draw:text-style-name="MP4" draw:layer="layout" svg:width="0.761cm" svg:height="0.507cm" svg:x="9.783cm" svg:y="7.46cm">
            <draw:image xlink:href="Pictures/100000000000013B000000A0DB37BEC099FA3F1A.jpg" xlink:type="simple" xlink:show="embed" xlink:actuate="onLoad">
              <text:p/>
            </draw:image>
          </draw:frame>
          <draw:custom-shape draw:name="Rectangle 20" draw:style-name="Mgr10" draw:text-style-name="MP3" draw:layer="layout" svg:width="5.409cm" svg:height="1.464cm" svg:x="7.459cm" svg:y="8.141cm">
            <text:p text:style-name="MP26"><text:span text:style-name="MT15">South Main Street </text:span></text:p>
            <text:p text:style-name="MP26"><text:span text:style-name="MT15">Milpitas</text:span></text:p>
            <text:p text:style-name="MP26"><text:span text:style-name="MT15">Californi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custom-shape draw:name="TextBox 11" draw:style-name="Mgr11" draw:text-style-name="MP3" draw:layer="backgroundobjects" svg:width="13.715cm" svg:height="0.867cm" svg:x="3.302cm" svg:y="0.882cm">
        <text:p text:style-name="MP25"><text:span text:style-name="MT16">Large enough to Deliver</text:span><text:span text:style-name="MT17">,</text:span><text:span text:style-name="MT18"> </text:span><text:span text:style-name="MT19">Small enough to Ca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6">
        <draw:frame draw:name="Picture 15" draw:style-name="Mgr12" draw:text-style-name="MP4" draw:layer="layout" svg:width="9.718cm" svg:height="3.809cm" svg:x="6.485cm" svg:y="1.99cm">
          <draw:image xlink:href="Pictures/100000000000034A000001B80B27FAA169CBA660.jpg" xlink:type="simple" xlink:show="embed" xlink:actuate="onLoad">
            <text:p/>
          </draw:image>
        </draw:frame>
        <draw:frame draw:name="Picture 13" draw:style-name="Mgr4" draw:text-style-name="MP4" draw:layer="layout" svg:width="2.604cm" svg:height="1.523cm" svg:x="4.116cm" svg:y="4.403cm">
          <draw:image xlink:href="Pictures/100002010000012C000000EAABDA229085718999.png" xlink:type="simple" xlink:show="embed" xlink:actuate="onLoad">
            <text:p/>
          </draw:image>
        </draw:frame>
      </draw:g>
      <draw:frame draw:name="Picture 23" draw:style-name="Mgr4" draw:text-style-name="MP4" draw:layer="backgroundobjects" svg:width="0.528cm" svg:height="0.528cm" svg:x="5.503cm" svg:y="10.021cm">
        <draw:image xlink:href="Pictures/100002010000002E0000002EF6599CB6BFAE8C18.png" xlink:type="simple" xlink:show="embed" xlink:actuate="onLoad">
          <text:p/>
        </draw:image>
      </draw:frame>
      <draw:frame draw:name="Picture 26" draw:style-name="Mgr4" draw:text-style-name="MP4" draw:layer="backgroundobjects" svg:width="0.594cm" svg:height="0.594cm" svg:x="13.375cm" svg:y="9.988cm">
        <draw:image xlink:href="Pictures/100000000000003400000034B04F67DFB65F1BB3.jpg" xlink:type="simple" xlink:show="embed" xlink:actuate="onLoad">
          <text:p/>
        </draw:image>
      </draw:frame>
      <draw:frame presentation:style-name="PPT_5f_Template9-title" draw:layer="backgroundobjects" svg:width="18.287cm" svg:height="1.907cm" svg:x="1.016cm" svg:y="0.456cm" presentation:class="title" presentation:placeholder="true">
        <draw:text-box/>
      </draw:frame>
      <draw:frame presentation:style-name="PPT_5f_Template9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PPT_5f_Template9-title" draw:layer="backgroundobjects" svg:width="19.798cm" svg:height="11.136cm" svg:x="0.6cm" svg:y="2.257cm" presentation:class="page"/>
        <draw:frame presentation:style-name="PPT_5f_Template9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10" style:display-name="PPT_Template10" style:page-layout-name="PM1" draw:style-name="Mdp1">
      <office:forms form:automatic-focus="false" form:apply-design-mode="false"/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7" draw:style-name="Mgr11" draw:text-style-name="MP3" draw:layer="backgroundobjects" svg:width="7.28cm" svg:height="5.259cm" svg:x="12.404cm" svg:y="5.042cm">
        <text:p text:style-name="MP27"><text:span text:style-name="MT20">Fairness</text:span></text:p>
        <text:p text:style-name="MP27"><text:span text:style-name="MT20">Learning</text:span></text:p>
        <text:p text:style-name="MP27"><text:span text:style-name="MT20">Responsibility</text:span></text:p>
        <text:p text:style-name="MP27"><text:span text:style-name="MT20">Innovation</text:span></text:p>
        <text:p text:style-name="MP27"><text:span text:style-name="MT20">Resp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13" draw:text-style-name="MP3" draw:layer="backgroundobjects" svg:width="16.086cm" svg:height="1.038cm" svg:x="0cm" svg:y="3.175cm">
        <text:p text:style-name="MP25"><text:span text:style-name="MT12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4" draw:layer="backgroundobjects" svg:width="6.476cm" svg:height="6.275cm" svg:x="4.805cm" svg:y="4.731cm">
        <draw:image xlink:href="Pictures/100000000000023100000220A64CDAF515F84E32.jpg" xlink:type="simple" xlink:show="embed" xlink:actuate="onLoad">
          <text:p/>
        </draw:image>
      </draw:frame>
      <draw:frame draw:name="Picture 5" draw:style-name="Mgr14" draw:text-style-name="MP4" draw:layer="backgroundobjects" svg:width="7.407cm" svg:height="3.265cm" svg:x="12.901cm" svg:y="-0.002cm">
        <draw:image xlink:href="Pictures/10000201000002B4000001160A3008ECAC5DA412.png" xlink:type="simple" xlink:show="embed" xlink:actuate="onLoad">
          <text:p/>
        </draw:image>
      </draw:frame>
      <draw:frame presentation:style-name="PPT_5f_Template10-title" draw:layer="backgroundobjects" svg:width="18.287cm" svg:height="1.907cm" svg:x="1.016cm" svg:y="0.456cm" presentation:class="title" presentation:placeholder="true">
        <draw:text-box/>
      </draw:frame>
      <draw:frame presentation:style-name="PPT_5f_Template10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PPT_5f_Template10-title" draw:layer="backgroundobjects" svg:width="19.798cm" svg:height="11.136cm" svg:x="0.6cm" svg:y="2.257cm" presentation:class="page"/>
        <draw:frame presentation:style-name="PPT_5f_Template10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GES LnD</meta:initial-creator>
    <meta:editing-cycles>82</meta:editing-cycles>
    <meta:creation-date>2018-02-13T08:50:50</meta:creation-date>
    <dc:date>2019-05-30T13:57:17.980990970</dc:date>
    <meta:editing-duration>PT11H58M29S</meta:editing-duration>
    <meta:generator>LibreOffice/4.2.8.2$Linux_x86 LibreOffice_project/420m0$Build-2</meta:generator>
    <meta:document-statistic meta:object-count="298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GES-TMPL-Presentation-v7.0" xlink:href=""/>
  </office:meta>
</office:document-meta>
</file>